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2.362cm"/>
    </style:style>
    <style:style style:name="co4" style:family="table-column">
      <style:table-column-properties fo:break-before="auto" style:column-width="9.058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3.725cm"/>
    </style:style>
    <style:style style:name="co7" style:family="table-column">
      <style:table-column-properties fo:break-before="auto" style:column-width="2.147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Excel_5f_BuiltIn_5f_Hyperlink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Excel_5f_BuiltIn_5f_Hyperlink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  <style:map style:condition="cell-content()=&quot;&quot;" style:apply-style-name="Bad" style:base-cell-address="Hoja1.E2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  <style:map style:condition="cell-content()=&quot;&quot;" style:apply-style-name="Bad" style:base-cell-address="Hoja1.E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  <style:map style:condition="cell-content()=&quot;&quot;" style:apply-style-name="Bad" style:base-cell-address="Hoja1.E2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  <style:map style:condition="cell-content()=&quot;YES&quot;" style:apply-style-name="Good" style:base-cell-address="Hoja1.F2"/>
      <style:map style:condition="cell-content()=&quot;NO&quot;" style:apply-style-name="Bad" style:base-cell-address="Hoja1.F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/>
          <table:table-cell table:style-name="ce1" office:value-type="string" calcext:value-type="string">
            <text:p>ASCII value [DEC]</text:p>
          </table:table-cell>
          <table:table-cell table:style-name="ce1" office:value-type="string" calcext:value-type="string">
            <text:p>ASCII symbol</text:p>
          </table:table-cell>
          <table:table-cell table:style-name="ce1" office:value-type="string" calcext:value-type="string">
            <text:p>ASCII symbol description</text:p>
          </table:table-cell>
          <table:table-cell table:style-name="ce1" office:value-type="string" calcext:value-type="string">
            <text:p>LCD character</text:p>
            <text:p>Value [DEC]</text:p>
          </table:table-cell>
          <table:table-cell table:style-name="ce1" office:value-type="string" calcext:value-type="string">
            <text:p>LCD character match</text:p>
            <text:p>ASCII value?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Null character)</text:p>
          </table:table-cell>
          <table:table-cell table:style-name="ce4"/>
          <table:table-cell table:style-name="ce7" table:formula="of:=IF(VALUE([.B2])=[.E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(Start of Header)</text:p>
          </table:table-cell>
          <table:table-cell table:style-name="ce5"/>
          <table:table-cell table:style-name="ce7" table:formula="of:=IF(VALUE([.B3])=[.E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(Start of Text)</text:p>
          </table:table-cell>
          <table:table-cell table:style-name="ce5"/>
          <table:table-cell table:style-name="ce7" table:formula="of:=IF(VALUE([.B4])=[.E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(End of Text)</text:p>
          </table:table-cell>
          <table:table-cell table:style-name="ce5"/>
          <table:table-cell table:style-name="ce7" table:formula="of:=IF(VALUE([.B5])=[.E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(End of Transmission)</text:p>
          </table:table-cell>
          <table:table-cell table:style-name="ce5"/>
          <table:table-cell table:style-name="ce7" table:formula="of:=IF(VALUE([.B6])=[.E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(Enquiry)</text:p>
          </table:table-cell>
          <table:table-cell table:style-name="ce5"/>
          <table:table-cell table:style-name="ce7" table:formula="of:=IF(VALUE([.B7])=[.E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(Acknowledgement)</text:p>
          </table:table-cell>
          <table:table-cell table:style-name="ce5"/>
          <table:table-cell table:style-name="ce7" table:formula="of:=IF(VALUE([.B8])=[.E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(Bell)</text:p>
          </table:table-cell>
          <table:table-cell table:style-name="ce5"/>
          <table:table-cell table:style-name="ce7" table:formula="of:=IF(VALUE([.B9])=[.E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(Backspace)</text:p>
          </table:table-cell>
          <table:table-cell table:style-name="ce5"/>
          <table:table-cell table:style-name="ce7" table:formula="of:=IF(VALUE([.B10])=[.E1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(Horizontal Tab)</text:p>
          </table:table-cell>
          <table:table-cell table:style-name="ce5"/>
          <table:table-cell table:style-name="ce7" table:formula="of:=IF(VALUE([.B11])=[.E1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(Line feed)</text:p>
          </table:table-cell>
          <table:table-cell table:style-name="ce5"/>
          <table:table-cell table:style-name="ce7" table:formula="of:=IF(VALUE([.B12])=[.E1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(Vertical Tab)</text:p>
          </table:table-cell>
          <table:table-cell table:style-name="ce5"/>
          <table:table-cell table:style-name="ce7" table:formula="of:=IF(VALUE([.B13])=[.E1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(Form feed)</text:p>
          </table:table-cell>
          <table:table-cell table:style-name="ce5"/>
          <table:table-cell table:style-name="ce7" table:formula="of:=IF(VALUE([.B14])=[.E1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Carriage return)</text:p>
          </table:table-cell>
          <table:table-cell table:style-name="ce5"/>
          <table:table-cell table:style-name="ce7" table:formula="of:=IF(VALUE([.B15])=[.E15];&quot;YES&quot;;&quot;NO&quot;)" office:value-type="string" office:string-value="NO" calcext:value-type="string">
            <text:p>NO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(Shift Out)</text:p>
          </table:table-cell>
          <table:table-cell table:style-name="ce5"/>
          <table:table-cell table:style-name="ce7" table:formula="of:=IF(VALUE([.B16])=[.E1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(Shift In)</text:p>
          </table:table-cell>
          <table:table-cell table:style-name="ce5"/>
          <table:table-cell table:style-name="ce7" table:formula="of:=IF(VALUE([.B17])=[.E1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(Data link escape)</text:p>
          </table:table-cell>
          <table:table-cell table:style-name="ce5"/>
          <table:table-cell table:style-name="ce7" table:formula="of:=IF(VALUE([.B18])=[.E1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(Device control 1)</text:p>
          </table:table-cell>
          <table:table-cell table:style-name="ce5"/>
          <table:table-cell table:style-name="ce7" table:formula="of:=IF(VALUE([.B19])=[.E1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(Device control 2)</text:p>
          </table:table-cell>
          <table:table-cell table:style-name="ce5"/>
          <table:table-cell table:style-name="ce7" table:formula="of:=IF(VALUE([.B20])=[.E2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(Device control 3)</text:p>
          </table:table-cell>
          <table:table-cell table:style-name="ce5"/>
          <table:table-cell table:style-name="ce7" table:formula="of:=IF(VALUE([.B21])=[.E2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(Device control 4)</text:p>
          </table:table-cell>
          <table:table-cell table:style-name="ce5"/>
          <table:table-cell table:style-name="ce7" table:formula="of:=IF(VALUE([.B22])=[.E2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(Negative acknowledgement)</text:p>
          </table:table-cell>
          <table:table-cell table:style-name="ce5"/>
          <table:table-cell table:style-name="ce7" table:formula="of:=IF(VALUE([.B23])=[.E2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(Synchronous idle)</text:p>
          </table:table-cell>
          <table:table-cell table:style-name="ce5"/>
          <table:table-cell table:style-name="ce7" table:formula="of:=IF(VALUE([.B24])=[.E2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(End of transmission block)</text:p>
          </table:table-cell>
          <table:table-cell table:style-name="ce5"/>
          <table:table-cell table:style-name="ce7" table:formula="of:=IF(VALUE([.B25])=[.E2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(Cancel)</text:p>
          </table:table-cell>
          <table:table-cell table:style-name="ce5"/>
          <table:table-cell table:style-name="ce7" table:formula="of:=IF(VALUE([.B26])=[.E2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(End of medium)</text:p>
          </table:table-cell>
          <table:table-cell table:style-name="ce5"/>
          <table:table-cell table:style-name="ce7" table:formula="of:=IF(VALUE([.B27])=[.E2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Substitute)</text:p>
          </table:table-cell>
          <table:table-cell table:style-name="ce5"/>
          <table:table-cell table:style-name="ce7" table:formula="of:=IF(VALUE([.B28])=[.E2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(Escape)</text:p>
          </table:table-cell>
          <table:table-cell table:style-name="ce5"/>
          <table:table-cell table:style-name="ce7" table:formula="of:=IF(VALUE([.B29])=[.E2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(File separator)</text:p>
          </table:table-cell>
          <table:table-cell table:style-name="ce5"/>
          <table:table-cell table:style-name="ce7" table:formula="of:=IF(VALUE([.B30])=[.E3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(Group separator)</text:p>
          </table:table-cell>
          <table:table-cell table:style-name="ce5"/>
          <table:table-cell table:style-name="ce7" table:formula="of:=IF(VALUE([.B31])=[.E3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(Record separator)</text:p>
          </table:table-cell>
          <table:table-cell table:style-name="ce5"/>
          <table:table-cell table:style-name="ce7" table:formula="of:=IF(VALUE([.B32])=[.E3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(Unit separator)</text:p>
          </table:table-cell>
          <table:table-cell table:style-name="ce5"/>
          <table:table-cell table:style-name="ce7" table:formula="of:=IF(VALUE([.B33])=[.E3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ce5"/>
          <table:table-cell table:style-name="ce7" table:formula="of:=IF(VALUE([.B34])=[.E3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2</text:p>
          </table:table-cell>
          <table:table-cell table:formula="of:=CHAR([.B35])" office:value-type="string" office:string-value=" " calcext:value-type="string">
            <text:p><text:s/></text:p>
          </table:table-cell>
          <table:table-cell office:value-type="string" calcext:value-type="string">
            <text:p>(Space)</text:p>
          </table:table-cell>
          <table:table-cell table:style-name="ce6" office:value-type="float" office:value="32" calcext:value-type="float">
            <text:p>32</text:p>
          </table:table-cell>
          <table:table-cell table:style-name="ce7" table:formula="of:=IF(VALUE([.B35])=[.E3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3</text:p>
          </table:table-cell>
          <table:table-cell table:formula="of:=CHAR([.B36])" office:value-type="string" office:string-value="!" calcext:value-type="string">
            <text:p>!</text:p>
          </table:table-cell>
          <table:table-cell office:value-type="string" calcext:value-type="string">
            <text:p>(Exclamation mark)</text:p>
          </table:table-cell>
          <table:table-cell table:style-name="ce6" office:value-type="float" office:value="33" calcext:value-type="float">
            <text:p>33</text:p>
          </table:table-cell>
          <table:table-cell table:style-name="ce7" table:formula="of:=IF(VALUE([.B36])=[.E3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4</text:p>
          </table:table-cell>
          <table:table-cell table:formula="of:=CHAR([.B37])" office:value-type="string" office:string-value="&quot;" calcext:value-type="string">
            <text:p>"</text:p>
          </table:table-cell>
          <table:table-cell office:value-type="string" calcext:value-type="string">
            <text:p>(Quotation mark ; quotes)</text:p>
          </table:table-cell>
          <table:table-cell table:style-name="ce6" office:value-type="float" office:value="34" calcext:value-type="float">
            <text:p>34</text:p>
          </table:table-cell>
          <table:table-cell table:style-name="ce7" table:formula="of:=IF(VALUE([.B37])=[.E37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5</text:p>
          </table:table-cell>
          <table:table-cell table:formula="of:=CHAR([.B38])" office:value-type="string" office:string-value="#" calcext:value-type="string">
            <text:p>#</text:p>
          </table:table-cell>
          <table:table-cell office:value-type="string" calcext:value-type="string">
            <text:p>(Number sign)</text:p>
          </table:table-cell>
          <table:table-cell table:style-name="ce6" office:value-type="float" office:value="35" calcext:value-type="float">
            <text:p>35</text:p>
          </table:table-cell>
          <table:table-cell table:style-name="ce7" table:formula="of:=IF(VALUE([.B38])=[.E3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6</text:p>
          </table:table-cell>
          <table:table-cell table:formula="of:=CHAR([.B39])" office:value-type="string" office:string-value="$" calcext:value-type="string">
            <text:p>$</text:p>
          </table:table-cell>
          <table:table-cell office:value-type="string" calcext:value-type="string">
            <text:p>(Dollar sign)</text:p>
          </table:table-cell>
          <table:table-cell table:style-name="ce6" office:value-type="float" office:value="162" calcext:value-type="float">
            <text:p>162</text:p>
          </table:table-cell>
          <table:table-cell table:style-name="ce7" table:formula="of:=IF(VALUE([.B39])=[.E3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7</text:p>
          </table:table-cell>
          <table:table-cell table:formula="of:=CHAR([.B40])" office:value-type="string" office:string-value="%" calcext:value-type="string">
            <text:p>%</text:p>
          </table:table-cell>
          <table:table-cell office:value-type="string" calcext:value-type="string">
            <text:p>(Percent sign)</text:p>
          </table:table-cell>
          <table:table-cell table:style-name="ce6" office:value-type="float" office:value="37" calcext:value-type="float">
            <text:p>37</text:p>
          </table:table-cell>
          <table:table-cell table:style-name="ce7" table:formula="of:=IF(VALUE([.B40])=[.E4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8</text:p>
          </table:table-cell>
          <table:table-cell table:formula="of:=CHAR([.B41])" office:value-type="string" office:string-value="&amp;" calcext:value-type="string">
            <text:p>&amp;</text:p>
          </table:table-cell>
          <table:table-cell office:value-type="string" calcext:value-type="string">
            <text:p>(Ampersand)</text:p>
          </table:table-cell>
          <table:table-cell table:style-name="ce6" office:value-type="float" office:value="38" calcext:value-type="float">
            <text:p>38</text:p>
          </table:table-cell>
          <table:table-cell table:style-name="ce7" table:formula="of:=IF(VALUE([.B41])=[.E4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39</text:p>
          </table:table-cell>
          <table:table-cell table:formula="of:=CHAR([.B42])" office:value-type="string" office:string-value="'" calcext:value-type="string">
            <text:p>'</text:p>
          </table:table-cell>
          <table:table-cell office:value-type="string" calcext:value-type="string">
            <text:p>(Apostrophe)</text:p>
          </table:table-cell>
          <table:table-cell table:style-name="ce6" office:value-type="float" office:value="39" calcext:value-type="float">
            <text:p>39</text:p>
          </table:table-cell>
          <table:table-cell table:style-name="ce7" table:formula="of:=IF(VALUE([.B42])=[.E4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0</text:p>
          </table:table-cell>
          <table:table-cell table:formula="of:=CHAR([.B43])" office:value-type="string" office:string-value="(" calcext:value-type="string">
            <text:p>(</text:p>
          </table:table-cell>
          <table:table-cell office:value-type="string" calcext:value-type="string">
            <text:p>(round brackets or parentheses)</text:p>
          </table:table-cell>
          <table:table-cell table:style-name="ce6" office:value-type="float" office:value="40" calcext:value-type="float">
            <text:p>40</text:p>
          </table:table-cell>
          <table:table-cell table:style-name="ce7" table:formula="of:=IF(VALUE([.B43])=[.E4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1</text:p>
          </table:table-cell>
          <table:table-cell table:formula="of:=CHAR([.B44])" office:value-type="string" office:string-value=")" calcext:value-type="string">
            <text:p>)</text:p>
          </table:table-cell>
          <table:table-cell office:value-type="string" calcext:value-type="string">
            <text:p>(round brackets or parentheses)</text:p>
          </table:table-cell>
          <table:table-cell table:style-name="ce6" office:value-type="float" office:value="41" calcext:value-type="float">
            <text:p>41</text:p>
          </table:table-cell>
          <table:table-cell table:style-name="ce7" table:formula="of:=IF(VALUE([.B44])=[.E4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2</text:p>
          </table:table-cell>
          <table:table-cell table:formula="of:=CHAR([.B45])" office:value-type="string" office:string-value="*" calcext:value-type="string">
            <text:p>*</text:p>
          </table:table-cell>
          <table:table-cell office:value-type="string" calcext:value-type="string">
            <text:p>(Asterisk)</text:p>
          </table:table-cell>
          <table:table-cell table:style-name="ce6" office:value-type="float" office:value="42" calcext:value-type="float">
            <text:p>42</text:p>
          </table:table-cell>
          <table:table-cell table:style-name="ce7" table:formula="of:=IF(VALUE([.B45])=[.E4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3</text:p>
          </table:table-cell>
          <table:table-cell table:formula="of:=CHAR([.B46])" office:value-type="string" office:string-value="+" calcext:value-type="string">
            <text:p>+</text:p>
          </table:table-cell>
          <table:table-cell office:value-type="string" calcext:value-type="string">
            <text:p>(Plus sign)</text:p>
          </table:table-cell>
          <table:table-cell table:style-name="ce6" office:value-type="float" office:value="43" calcext:value-type="float">
            <text:p>43</text:p>
          </table:table-cell>
          <table:table-cell table:style-name="ce7" table:formula="of:=IF(VALUE([.B46])=[.E4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4</text:p>
          </table:table-cell>
          <table:table-cell table:formula="of:=CHAR([.B47])" office:value-type="string" office:string-value="," calcext:value-type="string">
            <text:p>,</text:p>
          </table:table-cell>
          <table:table-cell office:value-type="string" calcext:value-type="string">
            <text:p>(Comma)</text:p>
          </table:table-cell>
          <table:table-cell table:style-name="ce6" office:value-type="float" office:value="44" calcext:value-type="float">
            <text:p>44</text:p>
          </table:table-cell>
          <table:table-cell table:style-name="ce7" table:formula="of:=IF(VALUE([.B47])=[.E47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5</text:p>
          </table:table-cell>
          <table:table-cell table:formula="of:=CHAR([.B48])" office:value-type="string" office:string-value="-" calcext:value-type="string">
            <text:p>-</text:p>
          </table:table-cell>
          <table:table-cell office:value-type="string" calcext:value-type="string">
            <text:p>(Hyphen)</text:p>
          </table:table-cell>
          <table:table-cell table:style-name="ce6" office:value-type="float" office:value="45" calcext:value-type="float">
            <text:p>45</text:p>
          </table:table-cell>
          <table:table-cell table:style-name="ce7" table:formula="of:=IF(VALUE([.B48])=[.E4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6</text:p>
          </table:table-cell>
          <table:table-cell table:formula="of:=CHAR([.B49])" office:value-type="string" office:string-value="." calcext:value-type="string">
            <text:p>.</text:p>
          </table:table-cell>
          <table:table-cell office:value-type="string" calcext:value-type="string">
            <text:p>(Dot , full stop)</text:p>
          </table:table-cell>
          <table:table-cell table:style-name="ce6" office:value-type="float" office:value="46" calcext:value-type="float">
            <text:p>46</text:p>
          </table:table-cell>
          <table:table-cell table:style-name="ce7" table:formula="of:=IF(VALUE([.B49])=[.E49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7</text:p>
          </table:table-cell>
          <table:table-cell table:formula="of:=CHAR([.B50])" office:value-type="string" office:string-value="/" calcext:value-type="string">
            <text:p>/</text:p>
          </table:table-cell>
          <table:table-cell office:value-type="string" calcext:value-type="string">
            <text:p>(Slash)</text:p>
          </table:table-cell>
          <table:table-cell table:style-name="ce6" office:value-type="float" office:value="47" calcext:value-type="float">
            <text:p>47</text:p>
          </table:table-cell>
          <table:table-cell table:style-name="ce7" table:formula="of:=IF(VALUE([.B50])=[.E5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8</text:p>
          </table:table-cell>
          <table:table-cell table:formula="of:=CHAR([.B51])" office:value-type="string" office:string-value="0" calcext:value-type="string">
            <text:p>0</text:p>
          </table:table-cell>
          <table:table-cell office:value-type="string" calcext:value-type="string">
            <text:p>(number zero)</text:p>
          </table:table-cell>
          <table:table-cell table:style-name="ce6" office:value-type="float" office:value="48" calcext:value-type="float">
            <text:p>48</text:p>
          </table:table-cell>
          <table:table-cell table:style-name="ce7" table:formula="of:=IF(VALUE([.B51])=[.E5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49</text:p>
          </table:table-cell>
          <table:table-cell table:formula="of:=CHAR([.B52])" office:value-type="string" office:string-value="1" calcext:value-type="string">
            <text:p>1</text:p>
          </table:table-cell>
          <table:table-cell office:value-type="string" calcext:value-type="string">
            <text:p>(number one)</text:p>
          </table:table-cell>
          <table:table-cell table:style-name="ce6" office:value-type="float" office:value="49" calcext:value-type="float">
            <text:p>49</text:p>
          </table:table-cell>
          <table:table-cell table:style-name="ce7" table:formula="of:=IF(VALUE([.B52])=[.E5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0</text:p>
          </table:table-cell>
          <table:table-cell table:formula="of:=CHAR([.B53])" office:value-type="string" office:string-value="2" calcext:value-type="string">
            <text:p>2</text:p>
          </table:table-cell>
          <table:table-cell office:value-type="string" calcext:value-type="string">
            <text:p>(number two)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formula="of:=IF(VALUE([.B53])=[.E5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1</text:p>
          </table:table-cell>
          <table:table-cell table:formula="of:=CHAR([.B54])" office:value-type="string" office:string-value="3" calcext:value-type="string">
            <text:p>3</text:p>
          </table:table-cell>
          <table:table-cell office:value-type="string" calcext:value-type="string">
            <text:p>(number three)</text:p>
          </table:table-cell>
          <table:table-cell table:style-name="ce6" office:value-type="float" office:value="51" calcext:value-type="float">
            <text:p>51</text:p>
          </table:table-cell>
          <table:table-cell table:style-name="ce7" table:formula="of:=IF(VALUE([.B54])=[.E5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2</text:p>
          </table:table-cell>
          <table:table-cell table:formula="of:=CHAR([.B55])" office:value-type="string" office:string-value="4" calcext:value-type="string">
            <text:p>4</text:p>
          </table:table-cell>
          <table:table-cell office:value-type="string" calcext:value-type="string">
            <text:p>(number four)</text:p>
          </table:table-cell>
          <table:table-cell table:style-name="ce6" office:value-type="float" office:value="52" calcext:value-type="float">
            <text:p>52</text:p>
          </table:table-cell>
          <table:table-cell table:style-name="ce7" table:formula="of:=IF(VALUE([.B55])=[.E5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3</text:p>
          </table:table-cell>
          <table:table-cell table:formula="of:=CHAR([.B56])" office:value-type="string" office:string-value="5" calcext:value-type="string">
            <text:p>5</text:p>
          </table:table-cell>
          <table:table-cell office:value-type="string" calcext:value-type="string">
            <text:p>(number five)</text:p>
          </table:table-cell>
          <table:table-cell table:style-name="ce6" office:value-type="float" office:value="53" calcext:value-type="float">
            <text:p>53</text:p>
          </table:table-cell>
          <table:table-cell table:style-name="ce7" table:formula="of:=IF(VALUE([.B56])=[.E5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4</text:p>
          </table:table-cell>
          <table:table-cell table:formula="of:=CHAR([.B57])" office:value-type="string" office:string-value="6" calcext:value-type="string">
            <text:p>6</text:p>
          </table:table-cell>
          <table:table-cell office:value-type="string" calcext:value-type="string">
            <text:p>(number six)</text:p>
          </table:table-cell>
          <table:table-cell table:style-name="ce6" office:value-type="float" office:value="54" calcext:value-type="float">
            <text:p>54</text:p>
          </table:table-cell>
          <table:table-cell table:style-name="ce7" table:formula="of:=IF(VALUE([.B57])=[.E57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5</text:p>
          </table:table-cell>
          <table:table-cell table:formula="of:=CHAR([.B58])" office:value-type="string" office:string-value="7" calcext:value-type="string">
            <text:p>7</text:p>
          </table:table-cell>
          <table:table-cell office:value-type="string" calcext:value-type="string">
            <text:p>(number seven)</text:p>
          </table:table-cell>
          <table:table-cell table:style-name="ce6" office:value-type="float" office:value="55" calcext:value-type="float">
            <text:p>55</text:p>
          </table:table-cell>
          <table:table-cell table:style-name="ce7" table:formula="of:=IF(VALUE([.B58])=[.E5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6</text:p>
          </table:table-cell>
          <table:table-cell table:formula="of:=CHAR([.B59])" office:value-type="string" office:string-value="8" calcext:value-type="string">
            <text:p>8</text:p>
          </table:table-cell>
          <table:table-cell office:value-type="string" calcext:value-type="string">
            <text:p>(number eight)</text:p>
          </table:table-cell>
          <table:table-cell table:style-name="ce6" office:value-type="float" office:value="56" calcext:value-type="float">
            <text:p>56</text:p>
          </table:table-cell>
          <table:table-cell table:style-name="ce7" table:formula="of:=IF(VALUE([.B59])=[.E59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7</text:p>
          </table:table-cell>
          <table:table-cell table:formula="of:=CHAR([.B60])" office:value-type="string" office:string-value="9" calcext:value-type="string">
            <text:p>9</text:p>
          </table:table-cell>
          <table:table-cell office:value-type="string" calcext:value-type="string">
            <text:p>(number nine)</text:p>
          </table:table-cell>
          <table:table-cell table:style-name="ce6" office:value-type="float" office:value="57" calcext:value-type="float">
            <text:p>57</text:p>
          </table:table-cell>
          <table:table-cell table:style-name="ce7" table:formula="of:=IF(VALUE([.B60])=[.E6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8</text:p>
          </table:table-cell>
          <table:table-cell table:formula="of:=CHAR([.B61])" office:value-type="string" office:string-value=":" calcext:value-type="string">
            <text:p>:</text:p>
          </table:table-cell>
          <table:table-cell office:value-type="string" calcext:value-type="string">
            <text:p>(Colon)</text:p>
          </table:table-cell>
          <table:table-cell table:style-name="ce6" office:value-type="float" office:value="58" calcext:value-type="float">
            <text:p>58</text:p>
          </table:table-cell>
          <table:table-cell table:style-name="ce7" table:formula="of:=IF(VALUE([.B61])=[.E6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59</text:p>
          </table:table-cell>
          <table:table-cell table:formula="of:=CHAR([.B62])" office:value-type="string" office:string-value=";" calcext:value-type="string">
            <text:p>;</text:p>
          </table:table-cell>
          <table:table-cell office:value-type="string" calcext:value-type="string">
            <text:p>(Semicolon)</text:p>
          </table:table-cell>
          <table:table-cell table:style-name="ce6" office:value-type="float" office:value="59" calcext:value-type="float">
            <text:p>59</text:p>
          </table:table-cell>
          <table:table-cell table:style-name="ce7" table:formula="of:=IF(VALUE([.B62])=[.E6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0</text:p>
          </table:table-cell>
          <table:table-cell table:formula="of:=CHAR([.B63])" office:value-type="string" office:string-value="&lt;" calcext:value-type="string">
            <text:p>&lt;</text:p>
          </table:table-cell>
          <table:table-cell office:value-type="string" calcext:value-type="string">
            <text:p>(Less-than sign)</text:p>
          </table:table-cell>
          <table:table-cell table:style-name="ce6" office:value-type="float" office:value="60" calcext:value-type="float">
            <text:p>60</text:p>
          </table:table-cell>
          <table:table-cell table:style-name="ce7" table:formula="of:=IF(VALUE([.B63])=[.E6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1</text:p>
          </table:table-cell>
          <table:table-cell table:formula="of:=CHAR([.B64])" office:value-type="string" office:string-value="=" calcext:value-type="string">
            <text:p>=</text:p>
          </table:table-cell>
          <table:table-cell office:value-type="string" calcext:value-type="string">
            <text:p>(Equals sign)</text:p>
          </table:table-cell>
          <table:table-cell table:style-name="ce6" office:value-type="float" office:value="61" calcext:value-type="float">
            <text:p>61</text:p>
          </table:table-cell>
          <table:table-cell table:style-name="ce7" table:formula="of:=IF(VALUE([.B64])=[.E6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2</text:p>
          </table:table-cell>
          <table:table-cell table:formula="of:=CHAR([.B65])" office:value-type="string" office:string-value="&gt;" calcext:value-type="string">
            <text:p>&gt;</text:p>
          </table:table-cell>
          <table:table-cell office:value-type="string" calcext:value-type="string">
            <text:p>(Greater-than sign ; Inequality) </text:p>
          </table:table-cell>
          <table:table-cell table:style-name="ce6" office:value-type="float" office:value="62" calcext:value-type="float">
            <text:p>62</text:p>
          </table:table-cell>
          <table:table-cell table:style-name="ce7" table:formula="of:=IF(VALUE([.B65])=[.E6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3</text:p>
          </table:table-cell>
          <table:table-cell table:formula="of:=CHAR([.B66])" office:value-type="string" office:string-value="?" calcext:value-type="string">
            <text:p>?</text:p>
          </table:table-cell>
          <table:table-cell office:value-type="string" calcext:value-type="string">
            <text:p>(Question mark)</text:p>
          </table:table-cell>
          <table:table-cell table:style-name="ce6" office:value-type="float" office:value="63" calcext:value-type="float">
            <text:p>63</text:p>
          </table:table-cell>
          <table:table-cell table:style-name="ce7" table:formula="of:=IF(VALUE([.B66])=[.E6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4</text:p>
          </table:table-cell>
          <table:table-cell table:formula="of:=CHAR([.B67])" office:value-type="string" office:string-value="@" calcext:value-type="string">
            <text:p>@</text:p>
          </table:table-cell>
          <table:table-cell office:value-type="string" calcext:value-type="string">
            <text:p>(At sign)</text:p>
          </table:table-cell>
          <table:table-cell table:style-name="ce6" office:value-type="float" office:value="160" calcext:value-type="float">
            <text:p>160</text:p>
          </table:table-cell>
          <table:table-cell table:style-name="ce7" table:formula="of:=IF(VALUE([.B67])=[.E6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5</text:p>
          </table:table-cell>
          <table:table-cell table:formula="of:=CHAR([.B68])" office:value-type="string" office:string-value="A" calcext:value-type="string">
            <text:p>A</text:p>
          </table:table-cell>
          <table:table-cell table:formula="of:=&quot;(Capital &quot;&amp;CHAR([.B68])&amp;&quot;)&quot;" office:value-type="string" office:string-value="(Capital A)" calcext:value-type="string">
            <text:p>(Capital A)</text:p>
          </table:table-cell>
          <table:table-cell table:style-name="ce6" office:value-type="float" office:value="65" calcext:value-type="float">
            <text:p>65</text:p>
          </table:table-cell>
          <table:table-cell table:style-name="ce7" table:formula="of:=IF(VALUE([.B68])=[.E6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6</text:p>
          </table:table-cell>
          <table:table-cell table:formula="of:=CHAR([.B69])" office:value-type="string" office:string-value="B" calcext:value-type="string">
            <text:p>B</text:p>
          </table:table-cell>
          <table:table-cell table:formula="of:=&quot;(Capital &quot;&amp;CHAR([.B69])&amp;&quot;)&quot;" office:value-type="string" office:string-value="(Capital B)" calcext:value-type="string">
            <text:p>(Capital B)</text:p>
          </table:table-cell>
          <table:table-cell table:style-name="ce6" office:value-type="float" office:value="66" calcext:value-type="float">
            <text:p>66</text:p>
          </table:table-cell>
          <table:table-cell table:style-name="ce7" table:formula="of:=IF(VALUE([.B69])=[.E69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7</text:p>
          </table:table-cell>
          <table:table-cell table:formula="of:=CHAR([.B70])" office:value-type="string" office:string-value="C" calcext:value-type="string">
            <text:p>C</text:p>
          </table:table-cell>
          <table:table-cell table:formula="of:=&quot;(Capital &quot;&amp;CHAR([.B70])&amp;&quot;)&quot;" office:value-type="string" office:string-value="(Capital C)" calcext:value-type="string">
            <text:p>(Capital C)</text:p>
          </table:table-cell>
          <table:table-cell table:style-name="ce6" office:value-type="float" office:value="67" calcext:value-type="float">
            <text:p>67</text:p>
          </table:table-cell>
          <table:table-cell table:style-name="ce7" table:formula="of:=IF(VALUE([.B70])=[.E7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8</text:p>
          </table:table-cell>
          <table:table-cell table:formula="of:=CHAR([.B71])" office:value-type="string" office:string-value="D" calcext:value-type="string">
            <text:p>D</text:p>
          </table:table-cell>
          <table:table-cell table:formula="of:=&quot;(Capital &quot;&amp;CHAR([.B71])&amp;&quot;)&quot;" office:value-type="string" office:string-value="(Capital D)" calcext:value-type="string">
            <text:p>(Capital D)</text:p>
          </table:table-cell>
          <table:table-cell table:style-name="ce6" office:value-type="float" office:value="68" calcext:value-type="float">
            <text:p>68</text:p>
          </table:table-cell>
          <table:table-cell table:style-name="ce7" table:formula="of:=IF(VALUE([.B71])=[.E7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69</text:p>
          </table:table-cell>
          <table:table-cell table:formula="of:=CHAR([.B72])" office:value-type="string" office:string-value="E" calcext:value-type="string">
            <text:p>E</text:p>
          </table:table-cell>
          <table:table-cell table:formula="of:=&quot;(Capital &quot;&amp;CHAR([.B72])&amp;&quot;)&quot;" office:value-type="string" office:string-value="(Capital E)" calcext:value-type="string">
            <text:p>(Capital E)</text:p>
          </table:table-cell>
          <table:table-cell table:style-name="ce6" office:value-type="float" office:value="69" calcext:value-type="float">
            <text:p>69</text:p>
          </table:table-cell>
          <table:table-cell table:style-name="ce7" table:formula="of:=IF(VALUE([.B72])=[.E7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0</text:p>
          </table:table-cell>
          <table:table-cell table:formula="of:=CHAR([.B73])" office:value-type="string" office:string-value="F" calcext:value-type="string">
            <text:p>F</text:p>
          </table:table-cell>
          <table:table-cell table:formula="of:=&quot;(Capital &quot;&amp;CHAR([.B73])&amp;&quot;)&quot;" office:value-type="string" office:string-value="(Capital F)" calcext:value-type="string">
            <text:p>(Capital F)</text:p>
          </table:table-cell>
          <table:table-cell table:style-name="ce6" office:value-type="float" office:value="70" calcext:value-type="float">
            <text:p>70</text:p>
          </table:table-cell>
          <table:table-cell table:style-name="ce7" table:formula="of:=IF(VALUE([.B73])=[.E7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1</text:p>
          </table:table-cell>
          <table:table-cell table:formula="of:=CHAR([.B74])" office:value-type="string" office:string-value="G" calcext:value-type="string">
            <text:p>G</text:p>
          </table:table-cell>
          <table:table-cell table:formula="of:=&quot;(Capital &quot;&amp;CHAR([.B74])&amp;&quot;)&quot;" office:value-type="string" office:string-value="(Capital G)" calcext:value-type="string">
            <text:p>(Capital G)</text:p>
          </table:table-cell>
          <table:table-cell table:style-name="ce6" office:value-type="float" office:value="71" calcext:value-type="float">
            <text:p>71</text:p>
          </table:table-cell>
          <table:table-cell table:style-name="ce7" table:formula="of:=IF(VALUE([.B74])=[.E7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2</text:p>
          </table:table-cell>
          <table:table-cell table:formula="of:=CHAR([.B75])" office:value-type="string" office:string-value="H" calcext:value-type="string">
            <text:p>H</text:p>
          </table:table-cell>
          <table:table-cell table:formula="of:=&quot;(Capital &quot;&amp;CHAR([.B75])&amp;&quot;)&quot;" office:value-type="string" office:string-value="(Capital H)" calcext:value-type="string">
            <text:p>(Capital H)</text:p>
          </table:table-cell>
          <table:table-cell table:style-name="ce6" office:value-type="float" office:value="72" calcext:value-type="float">
            <text:p>72</text:p>
          </table:table-cell>
          <table:table-cell table:style-name="ce7" table:formula="of:=IF(VALUE([.B75])=[.E7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3</text:p>
          </table:table-cell>
          <table:table-cell table:formula="of:=CHAR([.B76])" office:value-type="string" office:string-value="I" calcext:value-type="string">
            <text:p>I</text:p>
          </table:table-cell>
          <table:table-cell table:formula="of:=&quot;(Capital &quot;&amp;CHAR([.B76])&amp;&quot;)&quot;" office:value-type="string" office:string-value="(Capital I)" calcext:value-type="string">
            <text:p>(Capital I)</text:p>
          </table:table-cell>
          <table:table-cell table:style-name="ce6" office:value-type="float" office:value="73" calcext:value-type="float">
            <text:p>73</text:p>
          </table:table-cell>
          <table:table-cell table:style-name="ce7" table:formula="of:=IF(VALUE([.B76])=[.E7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4</text:p>
          </table:table-cell>
          <table:table-cell table:formula="of:=CHAR([.B77])" office:value-type="string" office:string-value="J" calcext:value-type="string">
            <text:p>J</text:p>
          </table:table-cell>
          <table:table-cell table:formula="of:=&quot;(Capital &quot;&amp;CHAR([.B77])&amp;&quot;)&quot;" office:value-type="string" office:string-value="(Capital J)" calcext:value-type="string">
            <text:p>(Capital J)</text:p>
          </table:table-cell>
          <table:table-cell table:style-name="ce6" office:value-type="float" office:value="74" calcext:value-type="float">
            <text:p>74</text:p>
          </table:table-cell>
          <table:table-cell table:style-name="ce7" table:formula="of:=IF(VALUE([.B77])=[.E77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5</text:p>
          </table:table-cell>
          <table:table-cell table:formula="of:=CHAR([.B78])" office:value-type="string" office:string-value="K" calcext:value-type="string">
            <text:p>K</text:p>
          </table:table-cell>
          <table:table-cell table:formula="of:=&quot;(Capital &quot;&amp;CHAR([.B78])&amp;&quot;)&quot;" office:value-type="string" office:string-value="(Capital K)" calcext:value-type="string">
            <text:p>(Capital K)</text:p>
          </table:table-cell>
          <table:table-cell table:style-name="ce6" office:value-type="float" office:value="75" calcext:value-type="float">
            <text:p>75</text:p>
          </table:table-cell>
          <table:table-cell table:style-name="ce7" table:formula="of:=IF(VALUE([.B78])=[.E7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6</text:p>
          </table:table-cell>
          <table:table-cell table:formula="of:=CHAR([.B79])" office:value-type="string" office:string-value="L" calcext:value-type="string">
            <text:p>L</text:p>
          </table:table-cell>
          <table:table-cell table:formula="of:=&quot;(Capital &quot;&amp;CHAR([.B79])&amp;&quot;)&quot;" office:value-type="string" office:string-value="(Capital L)" calcext:value-type="string">
            <text:p>(Capital L)</text:p>
          </table:table-cell>
          <table:table-cell table:style-name="ce6" office:value-type="float" office:value="76" calcext:value-type="float">
            <text:p>76</text:p>
          </table:table-cell>
          <table:table-cell table:style-name="ce7" table:formula="of:=IF(VALUE([.B79])=[.E79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7</text:p>
          </table:table-cell>
          <table:table-cell table:formula="of:=CHAR([.B80])" office:value-type="string" office:string-value="M" calcext:value-type="string">
            <text:p>M</text:p>
          </table:table-cell>
          <table:table-cell table:formula="of:=&quot;(Capital &quot;&amp;CHAR([.B80])&amp;&quot;)&quot;" office:value-type="string" office:string-value="(Capital M)" calcext:value-type="string">
            <text:p>(Capital M)</text:p>
          </table:table-cell>
          <table:table-cell table:style-name="ce6" office:value-type="float" office:value="77" calcext:value-type="float">
            <text:p>77</text:p>
          </table:table-cell>
          <table:table-cell table:style-name="ce7" table:formula="of:=IF(VALUE([.B80])=[.E8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8</text:p>
          </table:table-cell>
          <table:table-cell table:formula="of:=CHAR([.B81])" office:value-type="string" office:string-value="N" calcext:value-type="string">
            <text:p>N</text:p>
          </table:table-cell>
          <table:table-cell table:formula="of:=&quot;(Capital &quot;&amp;CHAR([.B81])&amp;&quot;)&quot;" office:value-type="string" office:string-value="(Capital N)" calcext:value-type="string">
            <text:p>(Capital N)</text:p>
          </table:table-cell>
          <table:table-cell table:style-name="ce6" office:value-type="float" office:value="78" calcext:value-type="float">
            <text:p>78</text:p>
          </table:table-cell>
          <table:table-cell table:style-name="ce7" table:formula="of:=IF(VALUE([.B81])=[.E8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79</text:p>
          </table:table-cell>
          <table:table-cell table:formula="of:=CHAR([.B82])" office:value-type="string" office:string-value="O" calcext:value-type="string">
            <text:p>O</text:p>
          </table:table-cell>
          <table:table-cell table:formula="of:=&quot;(Capital &quot;&amp;CHAR([.B82])&amp;&quot;)&quot;" office:value-type="string" office:string-value="(Capital O)" calcext:value-type="string">
            <text:p>(Capital O)</text:p>
          </table:table-cell>
          <table:table-cell table:style-name="ce6" office:value-type="float" office:value="79" calcext:value-type="float">
            <text:p>79</text:p>
          </table:table-cell>
          <table:table-cell table:style-name="ce7" table:formula="of:=IF(VALUE([.B82])=[.E8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0</text:p>
          </table:table-cell>
          <table:table-cell table:formula="of:=CHAR([.B83])" office:value-type="string" office:string-value="P" calcext:value-type="string">
            <text:p>P</text:p>
          </table:table-cell>
          <table:table-cell table:formula="of:=&quot;(Capital &quot;&amp;CHAR([.B83])&amp;&quot;)&quot;" office:value-type="string" office:string-value="(Capital P)" calcext:value-type="string">
            <text:p>(Capital P)</text:p>
          </table:table-cell>
          <table:table-cell table:style-name="ce6" office:value-type="float" office:value="80" calcext:value-type="float">
            <text:p>80</text:p>
          </table:table-cell>
          <table:table-cell table:style-name="ce7" table:formula="of:=IF(VALUE([.B83])=[.E8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1</text:p>
          </table:table-cell>
          <table:table-cell table:formula="of:=CHAR([.B84])" office:value-type="string" office:string-value="Q" calcext:value-type="string">
            <text:p>Q</text:p>
          </table:table-cell>
          <table:table-cell table:formula="of:=&quot;(Capital &quot;&amp;CHAR([.B84])&amp;&quot;)&quot;" office:value-type="string" office:string-value="(Capital Q)" calcext:value-type="string">
            <text:p>(Capital Q)</text:p>
          </table:table-cell>
          <table:table-cell table:style-name="ce6" office:value-type="float" office:value="81" calcext:value-type="float">
            <text:p>81</text:p>
          </table:table-cell>
          <table:table-cell table:style-name="ce7" table:formula="of:=IF(VALUE([.B84])=[.E8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2</text:p>
          </table:table-cell>
          <table:table-cell table:formula="of:=CHAR([.B85])" office:value-type="string" office:string-value="R" calcext:value-type="string">
            <text:p>R</text:p>
          </table:table-cell>
          <table:table-cell table:formula="of:=&quot;(Capital &quot;&amp;CHAR([.B85])&amp;&quot;)&quot;" office:value-type="string" office:string-value="(Capital R)" calcext:value-type="string">
            <text:p>(Capital R)</text:p>
          </table:table-cell>
          <table:table-cell table:style-name="ce6" office:value-type="float" office:value="82" calcext:value-type="float">
            <text:p>82</text:p>
          </table:table-cell>
          <table:table-cell table:style-name="ce7" table:formula="of:=IF(VALUE([.B85])=[.E8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3</text:p>
          </table:table-cell>
          <table:table-cell table:formula="of:=CHAR([.B86])" office:value-type="string" office:string-value="S" calcext:value-type="string">
            <text:p>S</text:p>
          </table:table-cell>
          <table:table-cell table:formula="of:=&quot;(Capital &quot;&amp;CHAR([.B86])&amp;&quot;)&quot;" office:value-type="string" office:string-value="(Capital S)" calcext:value-type="string">
            <text:p>(Capital S)</text:p>
          </table:table-cell>
          <table:table-cell table:style-name="ce6" office:value-type="float" office:value="83" calcext:value-type="float">
            <text:p>83</text:p>
          </table:table-cell>
          <table:table-cell table:style-name="ce7" table:formula="of:=IF(VALUE([.B86])=[.E8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4</text:p>
          </table:table-cell>
          <table:table-cell table:formula="of:=CHAR([.B87])" office:value-type="string" office:string-value="T" calcext:value-type="string">
            <text:p>T</text:p>
          </table:table-cell>
          <table:table-cell table:formula="of:=&quot;(Capital &quot;&amp;CHAR([.B87])&amp;&quot;)&quot;" office:value-type="string" office:string-value="(Capital T)" calcext:value-type="string">
            <text:p>(Capital T)</text:p>
          </table:table-cell>
          <table:table-cell table:style-name="ce6" office:value-type="float" office:value="84" calcext:value-type="float">
            <text:p>84</text:p>
          </table:table-cell>
          <table:table-cell table:style-name="ce7" table:formula="of:=IF(VALUE([.B87])=[.E87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5</text:p>
          </table:table-cell>
          <table:table-cell table:formula="of:=CHAR([.B88])" office:value-type="string" office:string-value="U" calcext:value-type="string">
            <text:p>U</text:p>
          </table:table-cell>
          <table:table-cell table:formula="of:=&quot;(Capital &quot;&amp;CHAR([.B88])&amp;&quot;)&quot;" office:value-type="string" office:string-value="(Capital U)" calcext:value-type="string">
            <text:p>(Capital U)</text:p>
          </table:table-cell>
          <table:table-cell table:style-name="ce6" office:value-type="float" office:value="85" calcext:value-type="float">
            <text:p>85</text:p>
          </table:table-cell>
          <table:table-cell table:style-name="ce7" table:formula="of:=IF(VALUE([.B88])=[.E8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6</text:p>
          </table:table-cell>
          <table:table-cell table:formula="of:=CHAR([.B89])" office:value-type="string" office:string-value="V" calcext:value-type="string">
            <text:p>V</text:p>
          </table:table-cell>
          <table:table-cell table:formula="of:=&quot;(Capital &quot;&amp;CHAR([.B89])&amp;&quot;)&quot;" office:value-type="string" office:string-value="(Capital V)" calcext:value-type="string">
            <text:p>(Capital V)</text:p>
          </table:table-cell>
          <table:table-cell table:style-name="ce6" office:value-type="float" office:value="86" calcext:value-type="float">
            <text:p>86</text:p>
          </table:table-cell>
          <table:table-cell table:style-name="ce7" table:formula="of:=IF(VALUE([.B89])=[.E89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7</text:p>
          </table:table-cell>
          <table:table-cell table:formula="of:=CHAR([.B90])" office:value-type="string" office:string-value="W" calcext:value-type="string">
            <text:p>W</text:p>
          </table:table-cell>
          <table:table-cell table:formula="of:=&quot;(Capital &quot;&amp;CHAR([.B90])&amp;&quot;)&quot;" office:value-type="string" office:string-value="(Capital W)" calcext:value-type="string">
            <text:p>(Capital W)</text:p>
          </table:table-cell>
          <table:table-cell table:style-name="ce6" office:value-type="float" office:value="87" calcext:value-type="float">
            <text:p>87</text:p>
          </table:table-cell>
          <table:table-cell table:style-name="ce7" table:formula="of:=IF(VALUE([.B90])=[.E9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8</text:p>
          </table:table-cell>
          <table:table-cell table:formula="of:=CHAR([.B91])" office:value-type="string" office:string-value="X" calcext:value-type="string">
            <text:p>X</text:p>
          </table:table-cell>
          <table:table-cell table:formula="of:=&quot;(Capital &quot;&amp;CHAR([.B91])&amp;&quot;)&quot;" office:value-type="string" office:string-value="(Capital X)" calcext:value-type="string">
            <text:p>(Capital X)</text:p>
          </table:table-cell>
          <table:table-cell table:style-name="ce6" office:value-type="float" office:value="88" calcext:value-type="float">
            <text:p>88</text:p>
          </table:table-cell>
          <table:table-cell table:style-name="ce7" table:formula="of:=IF(VALUE([.B91])=[.E9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89</text:p>
          </table:table-cell>
          <table:table-cell table:formula="of:=CHAR([.B92])" office:value-type="string" office:string-value="Y" calcext:value-type="string">
            <text:p>Y</text:p>
          </table:table-cell>
          <table:table-cell table:formula="of:=&quot;(Capital &quot;&amp;CHAR([.B92])&amp;&quot;)&quot;" office:value-type="string" office:string-value="(Capital Y)" calcext:value-type="string">
            <text:p>(Capital Y)</text:p>
          </table:table-cell>
          <table:table-cell table:style-name="ce6" office:value-type="float" office:value="89" calcext:value-type="float">
            <text:p>89</text:p>
          </table:table-cell>
          <table:table-cell table:style-name="ce7" table:formula="of:=IF(VALUE([.B92])=[.E9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0</text:p>
          </table:table-cell>
          <table:table-cell table:formula="of:=CHAR([.B93])" office:value-type="string" office:string-value="Z" calcext:value-type="string">
            <text:p>Z</text:p>
          </table:table-cell>
          <table:table-cell table:formula="of:=&quot;(Capital &quot;&amp;CHAR([.B93])&amp;&quot;)&quot;" office:value-type="string" office:string-value="(Capital Z)" calcext:value-type="string">
            <text:p>(Capital Z)</text:p>
          </table:table-cell>
          <table:table-cell table:style-name="ce6" office:value-type="float" office:value="90" calcext:value-type="float">
            <text:p>90</text:p>
          </table:table-cell>
          <table:table-cell table:style-name="ce7" table:formula="of:=IF(VALUE([.B93])=[.E9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1</text:p>
          </table:table-cell>
          <table:table-cell table:formula="of:=CHAR([.B94])" office:value-type="string" office:string-value="[" calcext:value-type="string">
            <text:p>[</text:p>
          </table:table-cell>
          <table:table-cell office:value-type="string" calcext:value-type="string">
            <text:p>(square brackets or box brackets)</text:p>
          </table:table-cell>
          <table:table-cell table:style-name="ce6" office:value-type="float" office:value="250" calcext:value-type="float">
            <text:p>250</text:p>
          </table:table-cell>
          <table:table-cell table:style-name="ce7" table:formula="of:=IF(VALUE([.B94])=[.E9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2</text:p>
          </table:table-cell>
          <table:table-cell table:formula="of:=CHAR([.B95])" office:value-type="string" office:string-value="\" calcext:value-type="string">
            <text:p>\</text:p>
          </table:table-cell>
          <table:table-cell office:value-type="string" calcext:value-type="string">
            <text:p>(Backslash)</text:p>
          </table:table-cell>
          <table:table-cell table:style-name="ce6" office:value-type="float" office:value="251" calcext:value-type="float">
            <text:p>251</text:p>
          </table:table-cell>
          <table:table-cell table:style-name="ce7" table:formula="of:=IF(VALUE([.B95])=[.E9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3</text:p>
          </table:table-cell>
          <table:table-cell table:formula="of:=CHAR([.B96])" office:value-type="string" office:string-value="]" calcext:value-type="string">
            <text:p>]</text:p>
          </table:table-cell>
          <table:table-cell office:value-type="string" calcext:value-type="string">
            <text:p>(square brackets or box brackets)</text:p>
          </table:table-cell>
          <table:table-cell table:style-name="ce6" office:value-type="float" office:value="252" calcext:value-type="float">
            <text:p>252</text:p>
          </table:table-cell>
          <table:table-cell table:style-name="ce7" table:formula="of:=IF(VALUE([.B96])=[.E9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4</text:p>
          </table:table-cell>
          <table:table-cell table:formula="of:=CHAR([.B97])" office:value-type="string" office:string-value="^" calcext:value-type="string">
            <text:p>^</text:p>
          </table:table-cell>
          <table:table-cell office:value-type="string" calcext:value-type="string">
            <text:p>(Caret or circumflex accent)</text:p>
          </table:table-cell>
          <table:table-cell table:style-name="ce6"/>
          <table:table-cell table:style-name="ce7" table:formula="of:=IF(VALUE([.B97])=[.E9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5</text:p>
          </table:table-cell>
          <table:table-cell table:formula="of:=CHAR([.B98])" office:value-type="string" office:string-value="_" calcext:value-type="string">
            <text:p>_</text:p>
          </table:table-cell>
          <table:table-cell office:value-type="string" calcext:value-type="string">
            <text:p>(underscore , understrike , underbar or low line)</text:p>
          </table:table-cell>
          <table:table-cell table:style-name="ce6" office:value-type="float" office:value="186" calcext:value-type="float">
            <text:p>186</text:p>
          </table:table-cell>
          <table:table-cell table:style-name="ce7" table:formula="of:=IF(VALUE([.B98])=[.E9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6</text:p>
          </table:table-cell>
          <table:table-cell table:formula="of:=CHAR([.B99])" office:value-type="string" office:string-value="`" calcext:value-type="string">
            <text:p>`</text:p>
          </table:table-cell>
          <table:table-cell office:value-type="string" calcext:value-type="string">
            <text:p>(Grave accent)</text:p>
          </table:table-cell>
          <table:table-cell table:style-name="ce6"/>
          <table:table-cell table:style-name="ce7" table:formula="of:=IF(VALUE([.B99])=[.E9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7</text:p>
          </table:table-cell>
          <table:table-cell table:formula="of:=CHAR([.B100])" office:value-type="string" office:string-value="a" calcext:value-type="string">
            <text:p>a</text:p>
          </table:table-cell>
          <table:table-cell table:formula="of:=&quot;(Lowercase  &quot;&amp;CHAR([.B100])&amp;&quot; )&quot;" office:value-type="string" office:string-value="(Lowercase  a )" calcext:value-type="string">
            <text:p>(Lowercase <text:s/>a )</text:p>
          </table:table-cell>
          <table:table-cell table:style-name="ce6" office:value-type="float" office:value="97" calcext:value-type="float">
            <text:p>97</text:p>
          </table:table-cell>
          <table:table-cell table:style-name="ce7" table:formula="of:=IF(VALUE([.B100])=[.E10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8</text:p>
          </table:table-cell>
          <table:table-cell table:formula="of:=CHAR([.B101])" office:value-type="string" office:string-value="b" calcext:value-type="string">
            <text:p>b</text:p>
          </table:table-cell>
          <table:table-cell table:formula="of:=&quot;(Lowercase  &quot;&amp;CHAR([.B101])&amp;&quot; )&quot;" office:value-type="string" office:string-value="(Lowercase  b )" calcext:value-type="string">
            <text:p>(Lowercase <text:s/>b )</text:p>
          </table:table-cell>
          <table:table-cell table:style-name="ce6" office:value-type="float" office:value="98" calcext:value-type="float">
            <text:p>98</text:p>
          </table:table-cell>
          <table:table-cell table:style-name="ce7" table:formula="of:=IF(VALUE([.B101])=[.E10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99</text:p>
          </table:table-cell>
          <table:table-cell table:formula="of:=CHAR([.B102])" office:value-type="string" office:string-value="c" calcext:value-type="string">
            <text:p>c</text:p>
          </table:table-cell>
          <table:table-cell table:formula="of:=&quot;(Lowercase  &quot;&amp;CHAR([.B102])&amp;&quot; )&quot;" office:value-type="string" office:string-value="(Lowercase  c )" calcext:value-type="string">
            <text:p>(Lowercase <text:s/>c )</text:p>
          </table:table-cell>
          <table:table-cell table:style-name="ce6" office:value-type="float" office:value="99" calcext:value-type="float">
            <text:p>99</text:p>
          </table:table-cell>
          <table:table-cell table:style-name="ce7" table:formula="of:=IF(VALUE([.B102])=[.E10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0</text:p>
          </table:table-cell>
          <table:table-cell table:formula="of:=CHAR([.B103])" office:value-type="string" office:string-value="d" calcext:value-type="string">
            <text:p>d</text:p>
          </table:table-cell>
          <table:table-cell table:formula="of:=&quot;(Lowercase  &quot;&amp;CHAR([.B103])&amp;&quot; )&quot;" office:value-type="string" office:string-value="(Lowercase  d )" calcext:value-type="string">
            <text:p>(Lowercase <text:s/>d )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IF(VALUE([.B103])=[.E10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1</text:p>
          </table:table-cell>
          <table:table-cell table:formula="of:=CHAR([.B104])" office:value-type="string" office:string-value="e" calcext:value-type="string">
            <text:p>e</text:p>
          </table:table-cell>
          <table:table-cell table:formula="of:=&quot;(Lowercase  &quot;&amp;CHAR([.B104])&amp;&quot; )&quot;" office:value-type="string" office:string-value="(Lowercase  e )" calcext:value-type="string">
            <text:p>(Lowercase <text:s/>e )</text:p>
          </table:table-cell>
          <table:table-cell table:style-name="ce6" office:value-type="float" office:value="101" calcext:value-type="float">
            <text:p>101</text:p>
          </table:table-cell>
          <table:table-cell table:style-name="ce7" table:formula="of:=IF(VALUE([.B104])=[.E10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2</text:p>
          </table:table-cell>
          <table:table-cell table:formula="of:=CHAR([.B105])" office:value-type="string" office:string-value="f" calcext:value-type="string">
            <text:p>f</text:p>
          </table:table-cell>
          <table:table-cell table:formula="of:=&quot;(Lowercase  &quot;&amp;CHAR([.B105])&amp;&quot; )&quot;" office:value-type="string" office:string-value="(Lowercase  f )" calcext:value-type="string">
            <text:p>(Lowercase <text:s/>f )</text:p>
          </table:table-cell>
          <table:table-cell table:style-name="ce6" office:value-type="float" office:value="102" calcext:value-type="float">
            <text:p>102</text:p>
          </table:table-cell>
          <table:table-cell table:style-name="ce7" table:formula="of:=IF(VALUE([.B105])=[.E10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3</text:p>
          </table:table-cell>
          <table:table-cell table:formula="of:=CHAR([.B106])" office:value-type="string" office:string-value="g" calcext:value-type="string">
            <text:p>g</text:p>
          </table:table-cell>
          <table:table-cell table:formula="of:=&quot;(Lowercase  &quot;&amp;CHAR([.B106])&amp;&quot; )&quot;" office:value-type="string" office:string-value="(Lowercase  g )" calcext:value-type="string">
            <text:p>(Lowercase <text:s/>g )</text:p>
          </table:table-cell>
          <table:table-cell table:style-name="ce6" office:value-type="float" office:value="103" calcext:value-type="float">
            <text:p>103</text:p>
          </table:table-cell>
          <table:table-cell table:style-name="ce7" table:formula="of:=IF(VALUE([.B106])=[.E10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4</text:p>
          </table:table-cell>
          <table:table-cell table:formula="of:=CHAR([.B107])" office:value-type="string" office:string-value="h" calcext:value-type="string">
            <text:p>h</text:p>
          </table:table-cell>
          <table:table-cell table:formula="of:=&quot;(Lowercase  &quot;&amp;CHAR([.B107])&amp;&quot; )&quot;" office:value-type="string" office:string-value="(Lowercase  h )" calcext:value-type="string">
            <text:p>(Lowercase <text:s/>h )</text:p>
          </table:table-cell>
          <table:table-cell table:style-name="ce6" office:value-type="float" office:value="104" calcext:value-type="float">
            <text:p>104</text:p>
          </table:table-cell>
          <table:table-cell table:style-name="ce7" table:formula="of:=IF(VALUE([.B107])=[.E107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5</text:p>
          </table:table-cell>
          <table:table-cell table:formula="of:=CHAR([.B108])" office:value-type="string" office:string-value="i" calcext:value-type="string">
            <text:p>i</text:p>
          </table:table-cell>
          <table:table-cell table:formula="of:=&quot;(Lowercase  &quot;&amp;CHAR([.B108])&amp;&quot; )&quot;" office:value-type="string" office:string-value="(Lowercase  i )" calcext:value-type="string">
            <text:p>(Lowercase <text:s/>i )</text:p>
          </table:table-cell>
          <table:table-cell table:style-name="ce6" office:value-type="float" office:value="105" calcext:value-type="float">
            <text:p>105</text:p>
          </table:table-cell>
          <table:table-cell table:style-name="ce7" table:formula="of:=IF(VALUE([.B108])=[.E10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6</text:p>
          </table:table-cell>
          <table:table-cell table:formula="of:=CHAR([.B109])" office:value-type="string" office:string-value="j" calcext:value-type="string">
            <text:p>j</text:p>
          </table:table-cell>
          <table:table-cell table:formula="of:=&quot;(Lowercase  &quot;&amp;CHAR([.B109])&amp;&quot; )&quot;" office:value-type="string" office:string-value="(Lowercase  j )" calcext:value-type="string">
            <text:p>(Lowercase <text:s/>j )</text:p>
          </table:table-cell>
          <table:table-cell table:style-name="ce6" office:value-type="float" office:value="106" calcext:value-type="float">
            <text:p>106</text:p>
          </table:table-cell>
          <table:table-cell table:style-name="ce7" table:formula="of:=IF(VALUE([.B109])=[.E109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7</text:p>
          </table:table-cell>
          <table:table-cell table:formula="of:=CHAR([.B110])" office:value-type="string" office:string-value="k" calcext:value-type="string">
            <text:p>k</text:p>
          </table:table-cell>
          <table:table-cell table:formula="of:=&quot;(Lowercase  &quot;&amp;CHAR([.B110])&amp;&quot; )&quot;" office:value-type="string" office:string-value="(Lowercase  k )" calcext:value-type="string">
            <text:p>(Lowercase <text:s/>k )</text:p>
          </table:table-cell>
          <table:table-cell table:style-name="ce6" office:value-type="float" office:value="107" calcext:value-type="float">
            <text:p>107</text:p>
          </table:table-cell>
          <table:table-cell table:style-name="ce7" table:formula="of:=IF(VALUE([.B110])=[.E11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8</text:p>
          </table:table-cell>
          <table:table-cell table:formula="of:=CHAR([.B111])" office:value-type="string" office:string-value="l" calcext:value-type="string">
            <text:p>l</text:p>
          </table:table-cell>
          <table:table-cell table:formula="of:=&quot;(Lowercase  &quot;&amp;CHAR([.B111])&amp;&quot; )&quot;" office:value-type="string" office:string-value="(Lowercase  l )" calcext:value-type="string">
            <text:p>(Lowercase <text:s/>l )</text:p>
          </table:table-cell>
          <table:table-cell table:style-name="ce6" office:value-type="float" office:value="108" calcext:value-type="float">
            <text:p>108</text:p>
          </table:table-cell>
          <table:table-cell table:style-name="ce7" table:formula="of:=IF(VALUE([.B111])=[.E11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09</text:p>
          </table:table-cell>
          <table:table-cell table:formula="of:=CHAR([.B112])" office:value-type="string" office:string-value="m" calcext:value-type="string">
            <text:p>m</text:p>
          </table:table-cell>
          <table:table-cell table:formula="of:=&quot;(Lowercase  &quot;&amp;CHAR([.B112])&amp;&quot; )&quot;" office:value-type="string" office:string-value="(Lowercase  m )" calcext:value-type="string">
            <text:p>(Lowercase <text:s/>m )</text:p>
          </table:table-cell>
          <table:table-cell table:style-name="ce6" office:value-type="float" office:value="109" calcext:value-type="float">
            <text:p>109</text:p>
          </table:table-cell>
          <table:table-cell table:style-name="ce7" table:formula="of:=IF(VALUE([.B112])=[.E11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0</text:p>
          </table:table-cell>
          <table:table-cell table:formula="of:=CHAR([.B113])" office:value-type="string" office:string-value="n" calcext:value-type="string">
            <text:p>n</text:p>
          </table:table-cell>
          <table:table-cell table:formula="of:=&quot;(Lowercase  &quot;&amp;CHAR([.B113])&amp;&quot; )&quot;" office:value-type="string" office:string-value="(Lowercase  n )" calcext:value-type="string">
            <text:p>(Lowercase <text:s/>n )</text:p>
          </table:table-cell>
          <table:table-cell table:style-name="ce6" office:value-type="float" office:value="110" calcext:value-type="float">
            <text:p>110</text:p>
          </table:table-cell>
          <table:table-cell table:style-name="ce7" table:formula="of:=IF(VALUE([.B113])=[.E11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1</text:p>
          </table:table-cell>
          <table:table-cell table:formula="of:=CHAR([.B114])" office:value-type="string" office:string-value="o" calcext:value-type="string">
            <text:p>o</text:p>
          </table:table-cell>
          <table:table-cell table:formula="of:=&quot;(Lowercase  &quot;&amp;CHAR([.B114])&amp;&quot; )&quot;" office:value-type="string" office:string-value="(Lowercase  o )" calcext:value-type="string">
            <text:p>(Lowercase <text:s/>o )</text:p>
          </table:table-cell>
          <table:table-cell table:style-name="ce6" office:value-type="float" office:value="111" calcext:value-type="float">
            <text:p>111</text:p>
          </table:table-cell>
          <table:table-cell table:style-name="ce7" table:formula="of:=IF(VALUE([.B114])=[.E11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2</text:p>
          </table:table-cell>
          <table:table-cell table:formula="of:=CHAR([.B115])" office:value-type="string" office:string-value="p" calcext:value-type="string">
            <text:p>p</text:p>
          </table:table-cell>
          <table:table-cell table:formula="of:=&quot;(Lowercase  &quot;&amp;CHAR([.B115])&amp;&quot; )&quot;" office:value-type="string" office:string-value="(Lowercase  p )" calcext:value-type="string">
            <text:p>(Lowercase <text:s/>p )</text:p>
          </table:table-cell>
          <table:table-cell table:style-name="ce6" office:value-type="float" office:value="112" calcext:value-type="float">
            <text:p>112</text:p>
          </table:table-cell>
          <table:table-cell table:style-name="ce7" table:formula="of:=IF(VALUE([.B115])=[.E11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3</text:p>
          </table:table-cell>
          <table:table-cell table:formula="of:=CHAR([.B116])" office:value-type="string" office:string-value="q" calcext:value-type="string">
            <text:p>q</text:p>
          </table:table-cell>
          <table:table-cell table:formula="of:=&quot;(Lowercase  &quot;&amp;CHAR([.B116])&amp;&quot; )&quot;" office:value-type="string" office:string-value="(Lowercase  q )" calcext:value-type="string">
            <text:p>(Lowercase <text:s/>q )</text:p>
          </table:table-cell>
          <table:table-cell table:style-name="ce6" office:value-type="float" office:value="113" calcext:value-type="float">
            <text:p>113</text:p>
          </table:table-cell>
          <table:table-cell table:style-name="ce7" table:formula="of:=IF(VALUE([.B116])=[.E116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4</text:p>
          </table:table-cell>
          <table:table-cell table:formula="of:=CHAR([.B117])" office:value-type="string" office:string-value="r" calcext:value-type="string">
            <text:p>r</text:p>
          </table:table-cell>
          <table:table-cell table:formula="of:=&quot;(Lowercase  &quot;&amp;CHAR([.B117])&amp;&quot; )&quot;" office:value-type="string" office:string-value="(Lowercase  r )" calcext:value-type="string">
            <text:p>(Lowercase <text:s/>r )</text:p>
          </table:table-cell>
          <table:table-cell table:style-name="ce6" office:value-type="float" office:value="114" calcext:value-type="float">
            <text:p>114</text:p>
          </table:table-cell>
          <table:table-cell table:style-name="ce7" table:formula="of:=IF(VALUE([.B117])=[.E117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5</text:p>
          </table:table-cell>
          <table:table-cell table:formula="of:=CHAR([.B118])" office:value-type="string" office:string-value="s" calcext:value-type="string">
            <text:p>s</text:p>
          </table:table-cell>
          <table:table-cell table:formula="of:=&quot;(Lowercase  &quot;&amp;CHAR([.B118])&amp;&quot; )&quot;" office:value-type="string" office:string-value="(Lowercase  s )" calcext:value-type="string">
            <text:p>(Lowercase <text:s/>s )</text:p>
          </table:table-cell>
          <table:table-cell table:style-name="ce6" office:value-type="float" office:value="115" calcext:value-type="float">
            <text:p>115</text:p>
          </table:table-cell>
          <table:table-cell table:style-name="ce7" table:formula="of:=IF(VALUE([.B118])=[.E118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6</text:p>
          </table:table-cell>
          <table:table-cell table:formula="of:=CHAR([.B119])" office:value-type="string" office:string-value="t" calcext:value-type="string">
            <text:p>t</text:p>
          </table:table-cell>
          <table:table-cell table:formula="of:=&quot;(Lowercase  &quot;&amp;CHAR([.B119])&amp;&quot; )&quot;" office:value-type="string" office:string-value="(Lowercase  t )" calcext:value-type="string">
            <text:p>(Lowercase <text:s/>t )</text:p>
          </table:table-cell>
          <table:table-cell table:style-name="ce6" office:value-type="float" office:value="116" calcext:value-type="float">
            <text:p>116</text:p>
          </table:table-cell>
          <table:table-cell table:style-name="ce7" table:formula="of:=IF(VALUE([.B119])=[.E119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7</text:p>
          </table:table-cell>
          <table:table-cell table:formula="of:=CHAR([.B120])" office:value-type="string" office:string-value="u" calcext:value-type="string">
            <text:p>u</text:p>
          </table:table-cell>
          <table:table-cell table:formula="of:=&quot;(Lowercase  &quot;&amp;CHAR([.B120])&amp;&quot; )&quot;" office:value-type="string" office:string-value="(Lowercase  u )" calcext:value-type="string">
            <text:p>(Lowercase <text:s/>u )</text:p>
          </table:table-cell>
          <table:table-cell table:style-name="ce6" office:value-type="float" office:value="117" calcext:value-type="float">
            <text:p>117</text:p>
          </table:table-cell>
          <table:table-cell table:style-name="ce7" table:formula="of:=IF(VALUE([.B120])=[.E120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8</text:p>
          </table:table-cell>
          <table:table-cell table:formula="of:=CHAR([.B121])" office:value-type="string" office:string-value="v" calcext:value-type="string">
            <text:p>v</text:p>
          </table:table-cell>
          <table:table-cell table:formula="of:=&quot;(Lowercase  &quot;&amp;CHAR([.B121])&amp;&quot; )&quot;" office:value-type="string" office:string-value="(Lowercase  v )" calcext:value-type="string">
            <text:p>(Lowercase <text:s/>v )</text:p>
          </table:table-cell>
          <table:table-cell table:style-name="ce6" office:value-type="float" office:value="118" calcext:value-type="float">
            <text:p>118</text:p>
          </table:table-cell>
          <table:table-cell table:style-name="ce7" table:formula="of:=IF(VALUE([.B121])=[.E12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19</text:p>
          </table:table-cell>
          <table:table-cell table:formula="of:=CHAR([.B122])" office:value-type="string" office:string-value="w" calcext:value-type="string">
            <text:p>w</text:p>
          </table:table-cell>
          <table:table-cell table:formula="of:=&quot;(Lowercase  &quot;&amp;CHAR([.B122])&amp;&quot; )&quot;" office:value-type="string" office:string-value="(Lowercase  w )" calcext:value-type="string">
            <text:p>(Lowercase <text:s/>w )</text:p>
          </table:table-cell>
          <table:table-cell table:style-name="ce6" office:value-type="float" office:value="119" calcext:value-type="float">
            <text:p>119</text:p>
          </table:table-cell>
          <table:table-cell table:style-name="ce7" table:formula="of:=IF(VALUE([.B122])=[.E122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0</text:p>
          </table:table-cell>
          <table:table-cell table:formula="of:=CHAR([.B123])" office:value-type="string" office:string-value="x" calcext:value-type="string">
            <text:p>x</text:p>
          </table:table-cell>
          <table:table-cell table:formula="of:=&quot;(Lowercase  &quot;&amp;CHAR([.B123])&amp;&quot; )&quot;" office:value-type="string" office:string-value="(Lowercase  x )" calcext:value-type="string">
            <text:p>(Lowercase <text:s/>x )</text:p>
          </table:table-cell>
          <table:table-cell table:style-name="ce6" office:value-type="float" office:value="120" calcext:value-type="float">
            <text:p>120</text:p>
          </table:table-cell>
          <table:table-cell table:style-name="ce7" table:formula="of:=IF(VALUE([.B123])=[.E123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1</text:p>
          </table:table-cell>
          <table:table-cell table:formula="of:=CHAR([.B124])" office:value-type="string" office:string-value="y" calcext:value-type="string">
            <text:p>y</text:p>
          </table:table-cell>
          <table:table-cell table:formula="of:=&quot;(Lowercase  &quot;&amp;CHAR([.B124])&amp;&quot; )&quot;" office:value-type="string" office:string-value="(Lowercase  y )" calcext:value-type="string">
            <text:p>(Lowercase <text:s/>y )</text:p>
          </table:table-cell>
          <table:table-cell table:style-name="ce6" office:value-type="float" office:value="121" calcext:value-type="float">
            <text:p>121</text:p>
          </table:table-cell>
          <table:table-cell table:style-name="ce7" table:formula="of:=IF(VALUE([.B124])=[.E124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2</text:p>
          </table:table-cell>
          <table:table-cell table:formula="of:=CHAR([.B125])" office:value-type="string" office:string-value="z" calcext:value-type="string">
            <text:p>z</text:p>
          </table:table-cell>
          <table:table-cell table:formula="of:=&quot;(Lowercase  &quot;&amp;CHAR([.B125])&amp;&quot; )&quot;" office:value-type="string" office:string-value="(Lowercase  z )" calcext:value-type="string">
            <text:p>(Lowercase <text:s/>z )</text:p>
          </table:table-cell>
          <table:table-cell table:style-name="ce6" office:value-type="float" office:value="122" calcext:value-type="float">
            <text:p>122</text:p>
          </table:table-cell>
          <table:table-cell table:style-name="ce7" table:formula="of:=IF(VALUE([.B125])=[.E125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3</text:p>
          </table:table-cell>
          <table:table-cell table:formula="of:=CHAR([.B126])" office:value-type="string" office:string-value="{" calcext:value-type="string">
            <text:p>{</text:p>
          </table:table-cell>
          <table:table-cell office:value-type="string" calcext:value-type="string">
            <text:p>(curly brackets or braces)</text:p>
          </table:table-cell>
          <table:table-cell table:style-name="ce6" office:value-type="float" office:value="253" calcext:value-type="float">
            <text:p>253</text:p>
          </table:table-cell>
          <table:table-cell table:style-name="ce7" table:formula="of:=IF(VALUE([.B126])=[.E12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4</text:p>
          </table:table-cell>
          <table:table-cell table:formula="of:=CHAR([.B127])" office:value-type="string" office:string-value="|" calcext:value-type="string">
            <text:p>|</text:p>
          </table:table-cell>
          <table:table-cell office:value-type="string" calcext:value-type="string">
            <text:p>(vertical-bar, vbar, vertical line or vertical slash)</text:p>
          </table:table-cell>
          <table:table-cell table:style-name="ce6" office:value-type="float" office:value="254" calcext:value-type="float">
            <text:p>254</text:p>
          </table:table-cell>
          <table:table-cell table:style-name="ce7" table:formula="of:=IF(VALUE([.B127])=[.E12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5</text:p>
          </table:table-cell>
          <table:table-cell table:formula="of:=CHAR([.B128])" office:value-type="string" office:string-value="}" calcext:value-type="string">
            <text:p>}</text:p>
          </table:table-cell>
          <table:table-cell office:value-type="string" calcext:value-type="string">
            <text:p>(curly brackets or braces)</text:p>
          </table:table-cell>
          <table:table-cell table:style-name="ce6" office:value-type="float" office:value="255" calcext:value-type="float">
            <text:p>255</text:p>
          </table:table-cell>
          <table:table-cell table:style-name="ce7" table:formula="of:=IF(VALUE([.B128])=[.E12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6</text:p>
          </table:table-cell>
          <table:table-cell table:formula="of:=CHAR([.B129])" office:value-type="string" office:string-value="~" calcext:value-type="string">
            <text:p>~</text:p>
          </table:table-cell>
          <table:table-cell office:value-type="string" calcext:value-type="string">
            <text:p>(Tilde ; swung dash)</text:p>
          </table:table-cell>
          <table:table-cell table:style-name="ce6" office:value-type="float" office:value="206" calcext:value-type="float">
            <text:p>206</text:p>
          </table:table-cell>
          <table:table-cell table:style-name="ce7" table:formula="of:=IF(VALUE([.B129])=[.E12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(Delete)</text:p>
          </table:table-cell>
          <table:table-cell table:style-name="ce6"/>
          <table:table-cell table:style-name="ce7" table:formula="of:=IF(VALUE([.B130])=[.E13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ce5"/>
          <table:table-cell table:style-name="ce7" table:formula="of:=IF(VALUE([.B131])=[.E131];&quot;YES&quot;;&quot;NO&quot;)" office:value-type="string" office:string-value="YES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(Majuscule C-cedilla)</text:p>
          </table:table-cell>
          <table:table-cell table:style-name="ce5" office:value-type="float" office:value="200" calcext:value-type="float">
            <text:p>200</text:p>
          </table:table-cell>
          <table:table-cell table:style-name="ce7" table:formula="of:=IF(VALUE([.B132])=[.E13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(letter "u" with umlaut or diaeresis ; "u-umlaut")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IF(VALUE([.B133])=[.E13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(letter "e" with acute accent or "e-acute")</text:p>
          </table:table-cell>
          <table:table-cell table:style-name="ce5"/>
          <table:table-cell table:style-name="ce7" table:formula="of:=IF(VALUE([.B134])=[.E13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(letter "a" with circumflex accent or "a-circumflex")</text:p>
          </table:table-cell>
          <table:table-cell table:style-name="ce5"/>
          <table:table-cell table:style-name="ce7" table:formula="of:=IF(VALUE([.B135])=[.E13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(letter "a" with umlaut or diaeresis ; "a-umlaut")</text:p>
          </table:table-cell>
          <table:table-cell table:style-name="ce5"/>
          <table:table-cell table:style-name="ce7" table:formula="of:=IF(VALUE([.B136])=[.E13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(letter "a" with grave accent)</text:p>
          </table:table-cell>
          <table:table-cell table:style-name="ce5"/>
          <table:table-cell table:style-name="ce7" table:formula="of:=IF(VALUE([.B137])=[.E13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(letter "a" <text:s/>with a ring)</text:p>
          </table:table-cell>
          <table:table-cell table:style-name="ce5"/>
          <table:table-cell table:style-name="ce7" table:formula="of:=IF(VALUE([.B138])=[.E13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(Minuscule c-cedilla)</text:p>
          </table:table-cell>
          <table:table-cell table:style-name="ce5"/>
          <table:table-cell table:style-name="ce7" table:formula="of:=IF(VALUE([.B139])=[.E13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(letter "e" with circumflex accent or "e-circumflex")</text:p>
          </table:table-cell>
          <table:table-cell table:style-name="ce5"/>
          <table:table-cell table:style-name="ce7" table:formula="of:=IF(VALUE([.B140])=[.E14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(letter "e" with umlaut or diaeresis ; "e-umlaut")</text:p>
          </table:table-cell>
          <table:table-cell table:style-name="ce5"/>
          <table:table-cell table:style-name="ce7" table:formula="of:=IF(VALUE([.B141])=[.E14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(letter "e" with grave accent)</text:p>
          </table:table-cell>
          <table:table-cell table:style-name="ce5"/>
          <table:table-cell table:style-name="ce7" table:formula="of:=IF(VALUE([.B142])=[.E14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(letter "i" with umlaut or diaeresis ; "i-umlaut")</text:p>
          </table:table-cell>
          <table:table-cell table:style-name="ce5"/>
          <table:table-cell table:style-name="ce7" table:formula="of:=IF(VALUE([.B143])=[.E14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(letter "i" with circumflex accent or "i-circumflex")</text:p>
          </table:table-cell>
          <table:table-cell table:style-name="ce5"/>
          <table:table-cell table:style-name="ce7" table:formula="of:=IF(VALUE([.B144])=[.E14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(letter "i" with grave accent)</text:p>
          </table:table-cell>
          <table:table-cell table:style-name="ce5"/>
          <table:table-cell table:style-name="ce7" table:formula="of:=IF(VALUE([.B145])=[.E14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(letter "A" with umlaut or diaeresis ; "A-umlaut")</text:p>
          </table:table-cell>
          <table:table-cell table:style-name="ce5"/>
          <table:table-cell table:style-name="ce7" table:formula="of:=IF(VALUE([.B146])=[.E14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(Capital letter "A" <text:s/>with a ring)</text:p>
          </table:table-cell>
          <table:table-cell table:style-name="ce5"/>
          <table:table-cell table:style-name="ce7" table:formula="of:=IF(VALUE([.B147])=[.E14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(Capital letter "E" with acute accent or "E-acute")</text:p>
          </table:table-cell>
          <table:table-cell table:style-name="ce5"/>
          <table:table-cell table:style-name="ce7" table:formula="of:=IF(VALUE([.B148])=[.E14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(Latin diphthong "ae" in lowercase)</text:p>
          </table:table-cell>
          <table:table-cell table:style-name="ce5"/>
          <table:table-cell table:style-name="ce7" table:formula="of:=IF(VALUE([.B149])=[.E14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(Latin diphthong "AE" in uppercase)</text:p>
          </table:table-cell>
          <table:table-cell table:style-name="ce5"/>
          <table:table-cell table:style-name="ce7" table:formula="of:=IF(VALUE([.B150])=[.E15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(letter "o" with circumflex accent or "o-circumflex")</text:p>
          </table:table-cell>
          <table:table-cell table:style-name="ce5"/>
          <table:table-cell table:style-name="ce7" table:formula="of:=IF(VALUE([.B151])=[.E15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(letter "o" with umlaut or diaeresis ; "o-umlaut")</text:p>
          </table:table-cell>
          <table:table-cell table:style-name="ce5"/>
          <table:table-cell table:style-name="ce7" table:formula="of:=IF(VALUE([.B152])=[.E15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(letter "o" with grave accent)</text:p>
          </table:table-cell>
          <table:table-cell table:style-name="ce5"/>
          <table:table-cell table:style-name="ce7" table:formula="of:=IF(VALUE([.B153])=[.E15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(letter "u" with circumflex accent or "u-circumflex")</text:p>
          </table:table-cell>
          <table:table-cell table:style-name="ce5"/>
          <table:table-cell table:style-name="ce7" table:formula="of:=IF(VALUE([.B154])=[.E15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(letter "u" with grave accent)</text:p>
          </table:table-cell>
          <table:table-cell table:style-name="ce5"/>
          <table:table-cell table:style-name="ce7" table:formula="of:=IF(VALUE([.B155])=[.E15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(Lowercase letter "y" with diaeresis)</text:p>
          </table:table-cell>
          <table:table-cell table:style-name="ce5"/>
          <table:table-cell table:style-name="ce7" table:formula="of:=IF(VALUE([.B156])=[.E15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(letter "O" with umlaut or diaeresis ; "O-umlaut")</text:p>
          </table:table-cell>
          <table:table-cell table:style-name="ce5"/>
          <table:table-cell table:style-name="ce7" table:formula="of:=IF(VALUE([.B157])=[.E15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(letter "U" with umlaut or diaeresis ; "U-umlaut")</text:p>
          </table:table-cell>
          <table:table-cell table:style-name="ce5"/>
          <table:table-cell table:style-name="ce7" table:formula="of:=IF(VALUE([.B158])=[.E15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(slashed zero or empty set)</text:p>
          </table:table-cell>
          <table:table-cell table:style-name="ce5"/>
          <table:table-cell table:style-name="ce7" table:formula="of:=IF(VALUE([.B159])=[.E15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(Pound sign ; symbol for the pound sterling)</text:p>
          </table:table-cell>
          <table:table-cell table:style-name="ce5"/>
          <table:table-cell table:style-name="ce7" table:formula="of:=IF(VALUE([.B160])=[.E16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(slashed zero or empty set)</text:p>
          </table:table-cell>
          <table:table-cell table:style-name="ce5"/>
          <table:table-cell table:style-name="ce7" table:formula="of:=IF(VALUE([.B161])=[.E16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(multiplication sign)</text:p>
          </table:table-cell>
          <table:table-cell table:style-name="ce5"/>
          <table:table-cell table:style-name="ce7" table:formula="of:=IF(VALUE([.B162])=[.E16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(function sign ; f with hook sign ; florin sign )</text:p>
          </table:table-cell>
          <table:table-cell table:style-name="ce5"/>
          <table:table-cell table:style-name="ce7" table:formula="of:=IF(VALUE([.B163])=[.E16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(letter "a" with acute accent or "a-acute")</text:p>
          </table:table-cell>
          <table:table-cell table:style-name="ce5"/>
          <table:table-cell table:style-name="ce7" table:formula="of:=IF(VALUE([.B164])=[.E16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(letter "i" with acute accent or "i-acute")</text:p>
          </table:table-cell>
          <table:table-cell table:style-name="ce5"/>
          <table:table-cell table:style-name="ce7" table:formula="of:=IF(VALUE([.B165])=[.E16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(letter "o" with acute accent or "o-acute")</text:p>
          </table:table-cell>
          <table:table-cell table:style-name="ce5"/>
          <table:table-cell table:style-name="ce7" table:formula="of:=IF(VALUE([.B166])=[.E16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(letter "u" with acute accent or "u-acute")</text:p>
          </table:table-cell>
          <table:table-cell table:style-name="ce5"/>
          <table:table-cell table:style-name="ce7" table:formula="of:=IF(VALUE([.B167])=[.E16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(letter "n" with tilde ; enye)</text:p>
          </table:table-cell>
          <table:table-cell table:style-name="ce5"/>
          <table:table-cell table:style-name="ce7" table:formula="of:=IF(VALUE([.B168])=[.E16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(letter "N" with tilde ; enye)</text:p>
          </table:table-cell>
          <table:table-cell table:style-name="ce5"/>
          <table:table-cell table:style-name="ce7" table:formula="of:=IF(VALUE([.B169])=[.E16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(feminine ordinal indicator)</text:p>
          </table:table-cell>
          <table:table-cell table:style-name="ce5"/>
          <table:table-cell table:style-name="ce7" table:formula="of:=IF(VALUE([.B170])=[.E17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(masculine ordinal indicator)</text:p>
          </table:table-cell>
          <table:table-cell table:style-name="ce5"/>
          <table:table-cell table:style-name="ce7" table:formula="of:=IF(VALUE([.B171])=[.E17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(Inverted question marks)</text:p>
          </table:table-cell>
          <table:table-cell table:style-name="ce5"/>
          <table:table-cell table:style-name="ce7" table:formula="of:=IF(VALUE([.B172])=[.E17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(Registered trademark symbol)</text:p>
          </table:table-cell>
          <table:table-cell table:style-name="ce5"/>
          <table:table-cell table:style-name="ce7" table:formula="of:=IF(VALUE([.B173])=[.E17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(Logical negation symbol)</text:p>
          </table:table-cell>
          <table:table-cell table:style-name="ce5"/>
          <table:table-cell table:style-name="ce7" table:formula="of:=IF(VALUE([.B174])=[.E17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(One half)</text:p>
          </table:table-cell>
          <table:table-cell table:style-name="ce5"/>
          <table:table-cell table:style-name="ce7" table:formula="of:=IF(VALUE([.B175])=[.E17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(Quarter or <text:s/>one fourth)</text:p>
          </table:table-cell>
          <table:table-cell table:style-name="ce5"/>
          <table:table-cell table:style-name="ce7" table:formula="of:=IF(VALUE([.B176])=[.E17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(Inverted exclamation marks)</text:p>
          </table:table-cell>
          <table:table-cell table:style-name="ce5"/>
          <table:table-cell table:style-name="ce7" table:formula="of:=IF(VALUE([.B177])=[.E17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(Angle quotes or guillemets)</text:p>
          </table:table-cell>
          <table:table-cell table:style-name="ce5"/>
          <table:table-cell table:style-name="ce7" table:formula="of:=IF(VALUE([.B178])=[.E17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(Guillemets or <text:s/>angle quotes)</text:p>
          </table:table-cell>
          <table:table-cell table:style-name="ce5"/>
          <table:table-cell table:style-name="ce7" table:formula="of:=IF(VALUE([.B179])=[.E17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░</text:p>
          </table:table-cell>
          <table:table-cell/>
          <table:table-cell table:style-name="ce5"/>
          <table:table-cell table:style-name="ce7" table:formula="of:=IF(VALUE([.B180])=[.E18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▒</text:p>
          </table:table-cell>
          <table:table-cell/>
          <table:table-cell table:style-name="ce5"/>
          <table:table-cell table:style-name="ce7" table:formula="of:=IF(VALUE([.B181])=[.E18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▓</text:p>
          </table:table-cell>
          <table:table-cell/>
          <table:table-cell table:style-name="ce5"/>
          <table:table-cell table:style-name="ce7" table:formula="of:=IF(VALUE([.B182])=[.E18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│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83])=[.E18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┤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84])=[.E18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(Capital letter "A" with acute accent or "A-acute")</text:p>
          </table:table-cell>
          <table:table-cell table:style-name="ce5"/>
          <table:table-cell table:style-name="ce7" table:formula="of:=IF(VALUE([.B185])=[.E18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(letter "A" with circumflex accent or "A-circumflex")</text:p>
          </table:table-cell>
          <table:table-cell table:style-name="ce5"/>
          <table:table-cell table:style-name="ce7" table:formula="of:=IF(VALUE([.B186])=[.E18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(letter "A" with grave accent)</text:p>
          </table:table-cell>
          <table:table-cell table:style-name="ce5"/>
          <table:table-cell table:style-name="ce7" table:formula="of:=IF(VALUE([.B187])=[.E18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(Copyright symbol)</text:p>
          </table:table-cell>
          <table:table-cell table:style-name="ce5"/>
          <table:table-cell table:style-name="ce7" table:formula="of:=IF(VALUE([.B188])=[.E18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╣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89])=[.E18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║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0])=[.E19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╗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1])=[.E19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╝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2])=[.E19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(Cent symbol)</text:p>
          </table:table-cell>
          <table:table-cell table:style-name="ce5"/>
          <table:table-cell table:style-name="ce7" table:formula="of:=IF(VALUE([.B193])=[.E19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(YEN and YUAN sign)</text:p>
          </table:table-cell>
          <table:table-cell table:style-name="ce5"/>
          <table:table-cell table:style-name="ce7" table:formula="of:=IF(VALUE([.B194])=[.E19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┐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5])=[.E19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└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6])=[.E19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┴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7])=[.E19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┬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8])=[.E19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├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199])=[.E19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─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0])=[.E20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┼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1])=[.E20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(Lowercase letter "a" with tilde or "a-tilde")</text:p>
          </table:table-cell>
          <table:table-cell table:style-name="ce5"/>
          <table:table-cell table:style-name="ce7" table:formula="of:=IF(VALUE([.B202])=[.E20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(Capital letter "A" with tilde or "A-tilde")</text:p>
          </table:table-cell>
          <table:table-cell table:style-name="ce5"/>
          <table:table-cell table:style-name="ce7" table:formula="of:=IF(VALUE([.B203])=[.E20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╚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4])=[.E20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╔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5])=[.E20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╩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6])=[.E20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╦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7])=[.E20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╠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8])=[.E20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═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09])=[.E20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╬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10])=[.E21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(generic currency sign)</text:p>
          </table:table-cell>
          <table:table-cell table:style-name="ce5"/>
          <table:table-cell table:style-name="ce7" table:formula="of:=IF(VALUE([.B211])=[.E21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(Lowercase letter "eth")</text:p>
          </table:table-cell>
          <table:table-cell table:style-name="ce5"/>
          <table:table-cell table:style-name="ce7" table:formula="of:=IF(VALUE([.B212])=[.E21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(Capital letter "Eth")</text:p>
          </table:table-cell>
          <table:table-cell table:style-name="ce5"/>
          <table:table-cell table:style-name="ce7" table:formula="of:=IF(VALUE([.B213])=[.E21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(letter "E" with circumflex accent or "E-circumflex")</text:p>
          </table:table-cell>
          <table:table-cell table:style-name="ce5"/>
          <table:table-cell table:style-name="ce7" table:formula="of:=IF(VALUE([.B214])=[.E21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(letter "E" with umlaut or diaeresis ; "E-umlaut")</text:p>
          </table:table-cell>
          <table:table-cell table:style-name="ce5"/>
          <table:table-cell table:style-name="ce7" table:formula="of:=IF(VALUE([.B215])=[.E21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(letter "E" with grave accent)</text:p>
          </table:table-cell>
          <table:table-cell table:style-name="ce5"/>
          <table:table-cell table:style-name="ce7" table:formula="of:=IF(VALUE([.B216])=[.E21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ı</text:p>
          </table:table-cell>
          <table:table-cell office:value-type="string" calcext:value-type="string">
            <text:p>(lowercase dot less i)</text:p>
          </table:table-cell>
          <table:table-cell table:style-name="ce5"/>
          <table:table-cell table:style-name="ce7" table:formula="of:=IF(VALUE([.B217])=[.E21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(Capital letter "I" with acute accent or "I-acute")</text:p>
          </table:table-cell>
          <table:table-cell table:style-name="ce5"/>
          <table:table-cell table:style-name="ce7" table:formula="of:=IF(VALUE([.B218])=[.E21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(letter "I" with circumflex accent or "I-circumflex")</text:p>
          </table:table-cell>
          <table:table-cell table:style-name="ce5"/>
          <table:table-cell table:style-name="ce7" table:formula="of:=IF(VALUE([.B219])=[.E21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(letter "I" with umlaut or diaeresis ; "I-umlaut")</text:p>
          </table:table-cell>
          <table:table-cell table:style-name="ce5"/>
          <table:table-cell table:style-name="ce7" table:formula="of:=IF(VALUE([.B220])=[.E22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┘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21])=[.E22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┌</text:p>
          </table:table-cell>
          <table:table-cell office:value-type="string" calcext:value-type="string">
            <text:p>(Box drawing character)</text:p>
          </table:table-cell>
          <table:table-cell table:style-name="ce5"/>
          <table:table-cell table:style-name="ce7" table:formula="of:=IF(VALUE([.B222])=[.E22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█</text:p>
          </table:table-cell>
          <table:table-cell office:value-type="string" calcext:value-type="string">
            <text:p>(Block)</text:p>
          </table:table-cell>
          <table:table-cell table:style-name="ce5"/>
          <table:table-cell table:style-name="ce7" table:formula="of:=IF(VALUE([.B223])=[.E22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▄</text:p>
          </table:table-cell>
          <table:table-cell office:value-type="string" calcext:value-type="string">
            <text:p>(Bottom half block)</text:p>
          </table:table-cell>
          <table:table-cell table:style-name="ce5"/>
          <table:table-cell table:style-name="ce7" table:formula="of:=IF(VALUE([.B224])=[.E22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(vertical broken bar)</text:p>
          </table:table-cell>
          <table:table-cell table:style-name="ce5"/>
          <table:table-cell table:style-name="ce7" table:formula="of:=IF(VALUE([.B225])=[.E22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(letter "I" with grave accent)</text:p>
          </table:table-cell>
          <table:table-cell table:style-name="ce5"/>
          <table:table-cell table:style-name="ce7" table:formula="of:=IF(VALUE([.B226])=[.E22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▀</text:p>
          </table:table-cell>
          <table:table-cell office:value-type="string" calcext:value-type="string">
            <text:p>(Top half block)</text:p>
          </table:table-cell>
          <table:table-cell table:style-name="ce5"/>
          <table:table-cell table:style-name="ce7" table:formula="of:=IF(VALUE([.B227])=[.E22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(Capital letter "O" with acute accent or "O-acute")</text:p>
          </table:table-cell>
          <table:table-cell table:style-name="ce5"/>
          <table:table-cell table:style-name="ce7" table:formula="of:=IF(VALUE([.B228])=[.E22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(letter "Eszett" ; "scharfes S" or "sharp S")</text:p>
          </table:table-cell>
          <table:table-cell table:style-name="ce5"/>
          <table:table-cell table:style-name="ce7" table:formula="of:=IF(VALUE([.B229])=[.E22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(letter "O" with circumflex accent or "O-circumflex")</text:p>
          </table:table-cell>
          <table:table-cell table:style-name="ce5"/>
          <table:table-cell table:style-name="ce7" table:formula="of:=IF(VALUE([.B230])=[.E23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(letter "O" with grave accent)</text:p>
          </table:table-cell>
          <table:table-cell table:style-name="ce5"/>
          <table:table-cell table:style-name="ce7" table:formula="of:=IF(VALUE([.B231])=[.E23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(letter "o" with tilde or "o-tilde")</text:p>
          </table:table-cell>
          <table:table-cell table:style-name="ce5"/>
          <table:table-cell table:style-name="ce7" table:formula="of:=IF(VALUE([.B232])=[.E23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(letter "O" with tilde or "O-tilde")</text:p>
          </table:table-cell>
          <table:table-cell table:style-name="ce5"/>
          <table:table-cell table:style-name="ce7" table:formula="of:=IF(VALUE([.B233])=[.E23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(Lowercase letter "Mu" ; micro sign or micron)</text:p>
          </table:table-cell>
          <table:table-cell table:style-name="ce5"/>
          <table:table-cell table:style-name="ce7" table:formula="of:=IF(VALUE([.B234])=[.E23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(Lowercase letter "Thorn")</text:p>
          </table:table-cell>
          <table:table-cell table:style-name="ce5"/>
          <table:table-cell table:style-name="ce7" table:formula="of:=IF(VALUE([.B235])=[.E23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(Capital letter "thorn")</text:p>
          </table:table-cell>
          <table:table-cell table:style-name="ce5"/>
          <table:table-cell table:style-name="ce7" table:formula="of:=IF(VALUE([.B236])=[.E23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(Capital letter "U" with acute accent or "U-acute")</text:p>
          </table:table-cell>
          <table:table-cell table:style-name="ce5"/>
          <table:table-cell table:style-name="ce7" table:formula="of:=IF(VALUE([.B237])=[.E23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(letter "U" with circumflex accent or "U-circumflex")</text:p>
          </table:table-cell>
          <table:table-cell table:style-name="ce5"/>
          <table:table-cell table:style-name="ce7" table:formula="of:=IF(VALUE([.B238])=[.E23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(letter "U" with grave accent)</text:p>
          </table:table-cell>
          <table:table-cell table:style-name="ce5"/>
          <table:table-cell table:style-name="ce7" table:formula="of:=IF(VALUE([.B239])=[.E23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(Lowercase letter "y" with acute accent)</text:p>
          </table:table-cell>
          <table:table-cell table:style-name="ce5"/>
          <table:table-cell table:style-name="ce7" table:formula="of:=IF(VALUE([.B240])=[.E24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(Capital letter "Y" with acute accent)</text:p>
          </table:table-cell>
          <table:table-cell table:style-name="ce5"/>
          <table:table-cell table:style-name="ce7" table:formula="of:=IF(VALUE([.B241])=[.E24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(macron symbol)</text:p>
          </table:table-cell>
          <table:table-cell table:style-name="ce5"/>
          <table:table-cell table:style-name="ce7" table:formula="of:=IF(VALUE([.B242])=[.E24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(Acute accent)</text:p>
          </table:table-cell>
          <table:table-cell table:style-name="ce5"/>
          <table:table-cell table:style-name="ce7" table:formula="of:=IF(VALUE([.B243])=[.E24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­</text:p>
          </table:table-cell>
          <table:table-cell office:value-type="string" calcext:value-type="string">
            <text:p>(Hyphen)</text:p>
          </table:table-cell>
          <table:table-cell table:style-name="ce5"/>
          <table:table-cell table:style-name="ce7" table:formula="of:=IF(VALUE([.B244])=[.E24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(Plus-minus sign)</text:p>
          </table:table-cell>
          <table:table-cell table:style-name="ce5"/>
          <table:table-cell table:style-name="ce7" table:formula="of:=IF(VALUE([.B245])=[.E24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‗</text:p>
          </table:table-cell>
          <table:table-cell office:value-type="string" calcext:value-type="string">
            <text:p>(underline or underscore)</text:p>
          </table:table-cell>
          <table:table-cell table:style-name="ce5"/>
          <table:table-cell table:style-name="ce7" table:formula="of:=IF(VALUE([.B246])=[.E24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(three quarters)</text:p>
          </table:table-cell>
          <table:table-cell table:style-name="ce5"/>
          <table:table-cell table:style-name="ce7" table:formula="of:=IF(VALUE([.B247])=[.E24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(paragraph sign or pilcrow)</text:p>
          </table:table-cell>
          <table:table-cell table:style-name="ce5"/>
          <table:table-cell table:style-name="ce7" table:formula="of:=IF(VALUE([.B248])=[.E24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(Section sign)</text:p>
          </table:table-cell>
          <table:table-cell table:style-name="ce5"/>
          <table:table-cell table:style-name="ce7" table:formula="of:=IF(VALUE([.B249])=[.E24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(The division sign ; Obelus)</text:p>
          </table:table-cell>
          <table:table-cell table:style-name="ce5"/>
          <table:table-cell table:style-name="ce7" table:formula="of:=IF(VALUE([.B250])=[.E250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(cedilla)</text:p>
          </table:table-cell>
          <table:table-cell table:style-name="ce5"/>
          <table:table-cell table:style-name="ce7" table:formula="of:=IF(VALUE([.B251])=[.E251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(degree symbol )</text:p>
          </table:table-cell>
          <table:table-cell table:style-name="ce5"/>
          <table:table-cell table:style-name="ce7" table:formula="of:=IF(VALUE([.B252])=[.E252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(Diaeresis)</text:p>
          </table:table-cell>
          <table:table-cell table:style-name="ce5"/>
          <table:table-cell table:style-name="ce7" table:formula="of:=IF(VALUE([.B253])=[.E253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(Interpunct or space dot)</text:p>
          </table:table-cell>
          <table:table-cell table:style-name="ce5"/>
          <table:table-cell table:style-name="ce7" table:formula="of:=IF(VALUE([.B254])=[.E254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(superscript one)</text:p>
          </table:table-cell>
          <table:table-cell table:style-name="ce5"/>
          <table:table-cell table:style-name="ce7" table:formula="of:=IF(VALUE([.B255])=[.E255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(cube or superscript three)</text:p>
          </table:table-cell>
          <table:table-cell table:style-name="ce5"/>
          <table:table-cell table:style-name="ce7" table:formula="of:=IF(VALUE([.B256])=[.E256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(Square or superscript two)</text:p>
          </table:table-cell>
          <table:table-cell table:style-name="ce5"/>
          <table:table-cell table:style-name="ce7" table:formula="of:=IF(VALUE([.B257])=[.E257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■</text:p>
          </table:table-cell>
          <table:table-cell office:value-type="string" calcext:value-type="string">
            <text:p>(black square)</text:p>
          </table:table-cell>
          <table:table-cell table:style-name="ce5"/>
          <table:table-cell table:style-name="ce7" table:formula="of:=IF(VALUE([.B258])=[.E258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ii code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nbsp</text:p>
          </table:table-cell>
          <table:table-cell office:value-type="string" calcext:value-type="string">
            <text:p>(non-breaking space or no-break space)</text:p>
          </table:table-cell>
          <table:table-cell table:style-name="ce5"/>
          <table:table-cell table:style-name="ce7" table:formula="of:=IF(VALUE([.B259])=[.E259];&quot;YES&quot;;&quot;NO&quot;)" office:value-type="string" office:string-value="NO" calcext:value-type="string">
            <text:p>NO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style-name="ce7"/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visit :</text:p>
          </table:table-cell>
          <table:table-cell table:style-name="ce3" office:value-type="string" calcext:value-type="string">
            <text:p>www.theasciicode.com.ar</text:p>
          </table:table-cell>
          <table:table-cell table:number-columns-repeated="16380"/>
        </table:table-row>
        <table:table-row table:style-name="ro2" table:number-rows-repeated="104831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oja1.F2:Hoja1.F259">
            <calcext:condition calcext:apply-style-name="Good" calcext:value="=&quot;YES&quot;" calcext:base-cell-address="Hoja1.F2"/>
            <calcext:condition calcext:apply-style-name="Bad" calcext:value="=&quot;NO&quot;" calcext:base-cell-address="Hoja1.F2"/>
          </calcext:conditional-format>
          <calcext:conditional-format calcext:target-range-address="Hoja1.E2:Hoja1.E259">
            <calcext:condition calcext:apply-style-name="Bad" calcext:value="=&quot;&quot;" calcext:base-cell-address="Hoja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a" fo:country="IE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a" fo:country="I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ga" number:country="IE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38">
      <style:text-properties fo:color="#ff0000"/>
      <number:text>(</number:text>
      <number:currency-symbol number:language="ga" number:country="I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5P2" style:volatile="true">
      <number:text loext:blank-width-char="-"> </number:text>
      <number:fill-character> </number:fill-character>
      <number:text loext:blank-width-char="-3">- €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Sí</number:text>
    </number:number-style>
    <number:number-style style:name="N148P1" style:volatile="true">
      <number:text>Sí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Verdadero</number:text>
    </number:number-style>
    <number:number-style style:name="N149P1" style:volatile="true">
      <number:text>Verdadero</number:text>
    </number:number-style>
    <number:number-style style:name="N149">
      <number:text>Falso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Activado</number:text>
    </number:number-style>
    <number:number-style style:name="N150P1" style:volatile="true">
      <number:text>Activado</number:text>
    </number:number-style>
    <number:number-style style:name="N150">
      <number:text>Desactivado</number:text>
      <style:map style:condition="value()&gt;0" style:apply-style-name="N150P0"/>
      <style:map style:condition="value()&lt;0" style:apply-style-name="N150P1"/>
    </number:number-style>
    <number:currency-style style:name="N151P0" style:volatile="true">
      <number:currency-symbol number:language="ga" number:country="IE">€</number:currency-symbol>
      <number:text> </number:text>
      <number:number number:decimal-places="2" number:min-decimal-places="2" number:min-integer-digits="1" number:grouping="true"/>
      <number:text> _)</number:text>
    </number:currency-style>
    <number:currency-style style:name="N151">
      <style:text-properties fo:color="#ff0000"/>
      <number:text>(</number:text>
      <number:currency-symbol number:language="ga" number:country="I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755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³</text:span></text:p>
      </style:header>
      <style:header-left style:display="false">
        <text:p><text:span text:style-name="MT1">³</text:span></text:p>
      </style:header-left>
      <style:header-first style:display="false">
        <text:p><text:span text:style-name="MT1">³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edro</meta:initial-creator>
    <meta:creation-date>2008-10-11T19:39:08</meta:creation-date>
    <dc:date>2025-11-26T18:02:40.876305493</dc:date>
    <meta:editing-duration>PT10M7S</meta:editing-duration>
    <meta:editing-cycles>3</meta:editing-cycles>
    <meta:generator>LibreOffice/25.8.3.2$Linux_X86_64 LibreOffice_project/580$Build-2</meta:generator>
    <meta:document-statistic meta:table-count="1" meta:cell-count="1381" meta:object-count="0"/>
  </office:meta>
</office:document-meta>
</file>